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-1.54999589590182E-020" calcext:value-type="float">
            <text:p>-1.54999589590182E-020</text:p>
          </table:table-cell>
          <table:table-cell/>
          <table:table-cell table:formula="of:=[.D9]/[.F9]" office:value-type="float" office:value="-0" calcext:value-type="float">
            <text:p>0</text:p>
          </table:table-cell>
          <table:table-cell table:formula="of:=[.D9]-[.F9]" office:value-type="float" office:value="1.54999589590182E-020" calcext:value-type="float">
            <text:p>1.54999589590182E-02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1.54999589590182E-020" calcext:value-type="float">
            <text:p>-1.54999589590182E-020</text:p>
          </table:table-cell>
          <table:table-cell/>
          <table:table-cell table:style-name="ce4" table:formula="of:=[.F21]" office:value-type="float" office:value="2.54751314677623E-020" calcext:value-type="float">
            <text:p>2.54751314677623E-020</text:p>
          </table:table-cell>
          <table:table-cell/>
          <table:table-cell table:formula="of:=[.M9]/[.O9]" office:value-type="float" office:value="-0.608434895758349" calcext:value-type="float">
            <text:p>-0.6084348958</text:p>
          </table:table-cell>
          <table:table-cell table:formula="of:=[.M9]-[.O9]" office:value-type="float" office:value="-4.09750904267805E-020" calcext:value-type="float">
            <text:p>-4.10E-02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8.62930402938641E-037" calcext:value-type="float">
            <text:p>8.62930402938641E-037</text:p>
          </table:table-cell>
          <table:table-cell/>
          <table:table-cell table:formula="of:=[.D10]/[.F10]" office:value-type="float" office:value="0" calcext:value-type="float">
            <text:p>0</text:p>
          </table:table-cell>
          <table:table-cell table:formula="of:=[.D10]-[.F10]" office:value-type="float" office:value="-8.62930402938641E-037" calcext:value-type="float">
            <text:p>-8.62930402938641E-03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8.62930402938641E-037" calcext:value-type="float">
            <text:p>8.62930402938641E-037</text:p>
          </table:table-cell>
          <table:table-cell/>
          <table:table-cell table:style-name="ce4" table:formula="of:=[.F22]" office:value-type="float" office:value="-2.54995726957459E-035" calcext:value-type="float">
            <text:p>-2.54995726957459E-035</text:p>
          </table:table-cell>
          <table:table-cell/>
          <table:table-cell table:formula="of:=[.M10]/[.O10]" office:value-type="float" office:value="-0.0338409750325975" calcext:value-type="float">
            <text:p>-0.033840975</text:p>
          </table:table-cell>
          <table:table-cell table:formula="of:=[.M10]-[.O10]" office:value-type="float" office:value="2.63625030986845E-035" calcext:value-type="float">
            <text:p>2.64E-035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formula="of:=[.D11]/[.F11]" office:value-type="float" office:value="1" calcext:value-type="float">
            <text:p>1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395.40046718607" calcext:value-type="float">
            <text:p>3395.4004671861</text:p>
          </table:table-cell>
          <table:table-cell/>
          <table:table-cell table:style-name="ce4" table:formula="of:=[.F23]" office:value-type="float" office:value="3395.40046718607" calcext:value-type="float">
            <text:p>3395.4004671861</text:p>
          </table:table-cell>
          <table:table-cell/>
          <table:table-cell table:formula="of:=[.M11]/[.O11]" office:value-type="float" office:value="1" calcext:value-type="float">
            <text:p>1</text:p>
          </table:table-cell>
          <table:table-cell table:formula="of:=[.M11]-[.O1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1.12466222659798E-022" calcext:value-type="float">
            <text:p>1.12466222659798E-022</text:p>
          </table:table-cell>
          <table:table-cell/>
          <table:table-cell table:formula="of:=[.D12]/[.F12]" office:value-type="float" office:value="0" calcext:value-type="float">
            <text:p>0</text:p>
          </table:table-cell>
          <table:table-cell table:formula="of:=[.D12]-[.F12]" office:value-type="float" office:value="-1.12466222659798E-022" calcext:value-type="float">
            <text:p>-1.12466222659798E-02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1.12466222659798E-022" calcext:value-type="float">
            <text:p>1.12466222659798E-022</text:p>
          </table:table-cell>
          <table:table-cell/>
          <table:table-cell table:style-name="ce4" table:formula="of:=[.F24]" office:value-type="float" office:value="1.50604690569425E-019" calcext:value-type="float">
            <text:p>1.50604690569425E-019</text:p>
          </table:table-cell>
          <table:table-cell/>
          <table:table-cell table:formula="of:=[.M12]/[.O12]" office:value-type="float" office:value="0.000746764408429589" calcext:value-type="float">
            <text:p>0.0007467644</text:p>
          </table:table-cell>
          <table:table-cell table:formula="of:=[.M12]-[.O12]" office:value-type="float" office:value="-1.50492224346765E-019" calcext:value-type="float">
            <text:p>-1.50E-019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-7.69654926200893E-036" calcext:value-type="float">
            <text:p>-7.69654926200893E-036</text:p>
          </table:table-cell>
          <table:table-cell/>
          <table:table-cell table:formula="of:=[.D13]/[.F13]" office:value-type="float" office:value="-0" calcext:value-type="float">
            <text:p>0</text:p>
          </table:table-cell>
          <table:table-cell table:formula="of:=[.D13]-[.F13]" office:value-type="float" office:value="7.69654926200893E-036" calcext:value-type="float">
            <text:p>7.69654926200893E-03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7.69654926200893E-036" calcext:value-type="float">
            <text:p>-7.69654926200893E-036</text:p>
          </table:table-cell>
          <table:table-cell/>
          <table:table-cell table:style-name="ce4" table:formula="of:=[.F25]" office:value-type="float" office:value="-1.2343330803281E-034" calcext:value-type="float">
            <text:p>-1.2343330803281E-034</text:p>
          </table:table-cell>
          <table:table-cell/>
          <table:table-cell table:formula="of:=[.M13]/[.O13]" office:value-type="float" office:value="0.0623539090434415" calcext:value-type="float">
            <text:p>0.062353909</text:p>
          </table:table-cell>
          <table:table-cell table:formula="of:=[.M13]-[.O13]" office:value-type="float" office:value="1.15736758770801E-034" calcext:value-type="float">
            <text:p>1.16E-034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0.0046729901061877" calcext:value-type="float">
            <text:p>0.0046729901</text:p>
          </table:table-cell>
          <table:table-cell/>
          <table:table-cell table:formula="of:=[.D14]/[.F14]" office:value-type="float" office:value="0.999999999999964" calcext:value-type="float">
            <text:p>1</text:p>
          </table:table-cell>
          <table:table-cell table:formula="of:=[.D14]-[.F14]" office:value-type="float" office:value="-1.70002900645727E-016" calcext:value-type="float">
            <text:p>-1.70002900645727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.0046729901061877" calcext:value-type="float">
            <text:p>0.0046729901</text:p>
          </table:table-cell>
          <table:table-cell/>
          <table:table-cell table:style-name="ce4" table:formula="of:=[.F26]" office:value-type="float" office:value="0.00467299010618753" calcext:value-type="float">
            <text:p>0.0046729901</text:p>
          </table:table-cell>
          <table:table-cell/>
          <table:table-cell table:formula="of:=[.M14]/[.O14]" office:value-type="float" office:value="1.00000000000004" calcext:value-type="float">
            <text:p>1</text:p>
          </table:table-cell>
          <table:table-cell table:formula="of:=[.M14]-[.O14]" office:value-type="float" office:value="1.70002900645727E-016" calcext:value-type="float">
            <text:p>1.70E-016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15]/[.F15]" office:value-type="float" office:value="1" calcext:value-type="float">
            <text:p>1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15]/[.O15]" office:value-type="float" office:value="1" calcext:value-type="float">
            <text:p>1</text:p>
          </table:table-cell>
          <table:table-cell table:formula="of:=[.M15]-[.O15]" office:value-type="float" office:value="0" calcext:value-type="float">
            <text:p>0.00E+0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2.54751314677623E-020" calcext:value-type="float">
            <text:p>2.54751314677623E-020</text:p>
          </table:table-cell>
          <table:table-cell/>
          <table:table-cell table:formula="of:=[.D21]/[.F21]" office:value-type="float" office:value="0" calcext:value-type="float">
            <text:p>0</text:p>
          </table:table-cell>
          <table:table-cell table:formula="of:=[.D21]-[.F21]" office:value-type="float" office:value="-2.54751314677623E-020" calcext:value-type="float">
            <text:p>-2.54751314677623E-02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1.54999589590182E-020" calcext:value-type="float">
            <text:p>-1.54999589590182E-020</text:p>
          </table:table-cell>
          <table:table-cell/>
          <table:table-cell table:style-name="ce4" table:formula="of:=[.F33]" office:value-type="float" office:value="2.49946330386232E-020" calcext:value-type="float">
            <text:p>2.49946330386232E-020</text:p>
          </table:table-cell>
          <table:table-cell/>
          <table:table-cell table:formula="of:=[.M21]/[.O21]" office:value-type="float" office:value="-0.620131487230348" calcext:value-type="float">
            <text:p>-0.6201314872</text:p>
          </table:table-cell>
          <table:table-cell table:formula="of:=[.M21]-[.O21]" office:value-type="float" office:value="-4.04945919976414E-020" calcext:value-type="float">
            <text:p>-4.05E-02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-2.54995726957459E-035" calcext:value-type="float">
            <text:p>-2.54995726957459E-035</text:p>
          </table:table-cell>
          <table:table-cell/>
          <table:table-cell table:formula="of:=[.D22]/[.F22]" office:value-type="float" office:value="-0" calcext:value-type="float">
            <text:p>0</text:p>
          </table:table-cell>
          <table:table-cell table:formula="of:=[.D22]-[.F22]" office:value-type="float" office:value="2.54995726957459E-035" calcext:value-type="float">
            <text:p>2.54995726957459E-03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8.62930402938641E-037" calcext:value-type="float">
            <text:p>8.62930402938641E-037</text:p>
          </table:table-cell>
          <table:table-cell/>
          <table:table-cell table:style-name="ce4" table:formula="of:=[.F34]" office:value-type="float" office:value="-1.03815821803835E-035" calcext:value-type="float">
            <text:p>-1.03815821803835E-035</text:p>
          </table:table-cell>
          <table:table-cell/>
          <table:table-cell table:formula="of:=[.M22]/[.O22]" office:value-type="float" office:value="-0.0831212803544714" calcext:value-type="float">
            <text:p>-0.0831212804</text:p>
          </table:table-cell>
          <table:table-cell table:formula="of:=[.M22]-[.O22]" office:value-type="float" office:value="1.12445125833221E-035" calcext:value-type="float">
            <text:p>1.12E-035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formula="of:=[.D23]/[.F23]" office:value-type="float" office:value="1" calcext:value-type="float">
            <text:p>1</text:p>
          </table:table-cell>
          <table:table-cell table:formula="of:=[.D23]-[.F23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395.40046718607" calcext:value-type="float">
            <text:p>3395.4004671861</text:p>
          </table:table-cell>
          <table:table-cell/>
          <table:table-cell table:style-name="ce4" table:formula="of:=[.F35]" office:value-type="float" office:value="3395.40046718607" calcext:value-type="float">
            <text:p>3395.4004671861</text:p>
          </table:table-cell>
          <table:table-cell/>
          <table:table-cell table:formula="of:=[.M23]/[.O23]" office:value-type="float" office:value="1" calcext:value-type="float">
            <text:p>1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1.50604690569425E-019" calcext:value-type="float">
            <text:p>1.50604690569425E-019</text:p>
          </table:table-cell>
          <table:table-cell/>
          <table:table-cell table:formula="of:=[.D24]/[.F24]" office:value-type="float" office:value="0" calcext:value-type="float">
            <text:p>0</text:p>
          </table:table-cell>
          <table:table-cell table:formula="of:=[.D24]-[.F24]" office:value-type="float" office:value="-1.50604690569425E-019" calcext:value-type="float">
            <text:p>-1.50604690569425E-01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1.12466222659798E-022" calcext:value-type="float">
            <text:p>1.12466222659798E-022</text:p>
          </table:table-cell>
          <table:table-cell/>
          <table:table-cell table:style-name="ce4" table:formula="of:=[.F36]" office:value-type="float" office:value="3.57697400465937E-019" calcext:value-type="float">
            <text:p>3.57697400465937E-019</text:p>
          </table:table-cell>
          <table:table-cell/>
          <table:table-cell table:formula="of:=[.M24]/[.O24]" office:value-type="float" office:value="0.000314417221129646" calcext:value-type="float">
            <text:p>0.0003144172</text:p>
          </table:table-cell>
          <table:table-cell table:formula="of:=[.M24]-[.O24]" office:value-type="float" office:value="-3.57584934243277E-019" calcext:value-type="float">
            <text:p>-3.58E-019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-1.2343330803281E-034" calcext:value-type="float">
            <text:p>-1.2343330803281E-034</text:p>
          </table:table-cell>
          <table:table-cell/>
          <table:table-cell table:formula="of:=[.D25]/[.F25]" office:value-type="float" office:value="-0" calcext:value-type="float">
            <text:p>0</text:p>
          </table:table-cell>
          <table:table-cell table:formula="of:=[.D25]-[.F25]" office:value-type="float" office:value="1.2343330803281E-034" calcext:value-type="float">
            <text:p>1.2343330803281E-03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7.69654926200893E-036" calcext:value-type="float">
            <text:p>-7.69654926200893E-036</text:p>
          </table:table-cell>
          <table:table-cell/>
          <table:table-cell table:style-name="ce4" table:formula="of:=[.F37]" office:value-type="float" office:value="-6.93606886298912E-035" calcext:value-type="float">
            <text:p>-6.93606886298912E-035</text:p>
          </table:table-cell>
          <table:table-cell/>
          <table:table-cell table:formula="of:=[.M25]/[.O25]" office:value-type="float" office:value="0.110964141418459" calcext:value-type="float">
            <text:p>0.1109641414</text:p>
          </table:table-cell>
          <table:table-cell table:formula="of:=[.M25]-[.O25]" office:value-type="float" office:value="6.16641393678823E-035" calcext:value-type="float">
            <text:p>6.17E-035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0.00467299010618753" calcext:value-type="float">
            <text:p>0.0046729901</text:p>
          </table:table-cell>
          <table:table-cell/>
          <table:table-cell table:formula="of:=[.D26]/[.F26]" office:value-type="float" office:value="1" calcext:value-type="float">
            <text:p>1</text:p>
          </table:table-cell>
          <table:table-cell table:formula="of:=[.D26]-[.F26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.0046729901061877" calcext:value-type="float">
            <text:p>0.0046729901</text:p>
          </table:table-cell>
          <table:table-cell/>
          <table:table-cell table:style-name="ce4" table:formula="of:=[.F38]" office:value-type="float" office:value="0.00467299010618752" calcext:value-type="float">
            <text:p>0.0046729901</text:p>
          </table:table-cell>
          <table:table-cell/>
          <table:table-cell table:formula="of:=[.M26]/[.O26]" office:value-type="float" office:value="1.00000000000004" calcext:value-type="float">
            <text:p>1</text:p>
          </table:table-cell>
          <table:table-cell table:formula="of:=[.M26]-[.O26]" office:value-type="float" office:value="1.795438797636E-016" calcext:value-type="float">
            <text:p>1.80E-016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27]/[.O27]" office:value-type="float" office:value="1" calcext:value-type="float">
            <text:p>1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2.49946330386232E-020" calcext:value-type="float">
            <text:p>2.49946330386232E-020</text:p>
          </table:table-cell>
          <table:table-cell/>
          <table:table-cell table:formula="of:=[.D33]/[.F33]" office:value-type="float" office:value="0" calcext:value-type="float">
            <text:p>0</text:p>
          </table:table-cell>
          <table:table-cell table:formula="of:=[.D33]-[.F33]" office:value-type="float" office:value="-2.49946330386232E-020" calcext:value-type="float">
            <text:p>-2.49946330386232E-02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2.49946330386232E-020" calcext:value-type="float">
            <text:p>2.49946330386232E-020</text:p>
          </table:table-cell>
          <table:table-cell/>
          <table:table-cell table:style-name="ce4" table:formula="of:=[.F21]" office:value-type="float" office:value="2.54751314677623E-020" calcext:value-type="float">
            <text:p>2.54751314677623E-020</text:p>
          </table:table-cell>
          <table:table-cell/>
          <table:table-cell table:formula="of:=[.M33]/[.O33]" office:value-type="float" office:value="0.981138529952352" calcext:value-type="float">
            <text:p>0.98113853</text:p>
          </table:table-cell>
          <table:table-cell table:formula="of:=[.M33]-[.O33]" office:value-type="float" office:value="-4.80498429139095E-022" calcext:value-type="float">
            <text:p>-4.80E-022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-1.03815821803835E-035" calcext:value-type="float">
            <text:p>-1.03815821803835E-035</text:p>
          </table:table-cell>
          <table:table-cell/>
          <table:table-cell table:formula="of:=[.D34]/[.F34]" office:value-type="float" office:value="-0" calcext:value-type="float">
            <text:p>0</text:p>
          </table:table-cell>
          <table:table-cell table:formula="of:=[.D34]-[.F34]" office:value-type="float" office:value="1.03815821803835E-035" calcext:value-type="float">
            <text:p>1.03815821803835E-03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-1.03815821803835E-035" calcext:value-type="float">
            <text:p>-1.03815821803835E-035</text:p>
          </table:table-cell>
          <table:table-cell/>
          <table:table-cell table:style-name="ce4" table:formula="of:=[.F22]" office:value-type="float" office:value="-2.54995726957459E-035" calcext:value-type="float">
            <text:p>-2.54995726957459E-035</text:p>
          </table:table-cell>
          <table:table-cell/>
          <table:table-cell table:formula="of:=[.M34]/[.O34]" office:value-type="float" office:value="0.407127692069737" calcext:value-type="float">
            <text:p>0.4071276921</text:p>
          </table:table-cell>
          <table:table-cell table:formula="of:=[.M34]-[.O34]" office:value-type="float" office:value="1.51179905153624E-035" calcext:value-type="float">
            <text:p>1.51E-035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formula="of:=[.D35]/[.F35]" office:value-type="float" office:value="1" calcext:value-type="float">
            <text:p>1</text:p>
          </table:table-cell>
          <table:table-cell table:formula="of:=[.D35]-[.F35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3395.40046718607" calcext:value-type="float">
            <text:p>3395.4004671861</text:p>
          </table:table-cell>
          <table:table-cell/>
          <table:table-cell table:style-name="ce4" table:formula="of:=[.F23]" office:value-type="float" office:value="3395.40046718607" calcext:value-type="float">
            <text:p>3395.4004671861</text:p>
          </table:table-cell>
          <table:table-cell/>
          <table:table-cell table:formula="of:=[.M35]/[.O35]" office:value-type="float" office:value="1" calcext:value-type="float">
            <text:p>1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3.57697400465937E-019" calcext:value-type="float">
            <text:p>3.57697400465937E-019</text:p>
          </table:table-cell>
          <table:table-cell/>
          <table:table-cell table:formula="of:=[.D36]/[.F36]" office:value-type="float" office:value="0" calcext:value-type="float">
            <text:p>0</text:p>
          </table:table-cell>
          <table:table-cell table:formula="of:=[.D36]-[.F36]" office:value-type="float" office:value="-3.57697400465937E-019" calcext:value-type="float">
            <text:p>-3.57697400465937E-01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3.57697400465937E-019" calcext:value-type="float">
            <text:p>3.57697400465937E-019</text:p>
          </table:table-cell>
          <table:table-cell/>
          <table:table-cell table:style-name="ce4" table:formula="of:=[.F24]" office:value-type="float" office:value="1.50604690569425E-019" calcext:value-type="float">
            <text:p>1.50604690569425E-019</text:p>
          </table:table-cell>
          <table:table-cell/>
          <table:table-cell table:formula="of:=[.M36]/[.O36]" office:value-type="float" office:value="2.3750747676816" calcext:value-type="float">
            <text:p>2.3750747677</text:p>
          </table:table-cell>
          <table:table-cell table:formula="of:=[.M36]-[.O36]" office:value-type="float" office:value="2.07092709896512E-019" calcext:value-type="float">
            <text:p>2.07E-019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-6.93606886298912E-035" calcext:value-type="float">
            <text:p>-6.93606886298912E-035</text:p>
          </table:table-cell>
          <table:table-cell/>
          <table:table-cell table:formula="of:=[.D37]/[.F37]" office:value-type="float" office:value="-0" calcext:value-type="float">
            <text:p>0</text:p>
          </table:table-cell>
          <table:table-cell table:formula="of:=[.D37]-[.F37]" office:value-type="float" office:value="6.93606886298912E-035" calcext:value-type="float">
            <text:p>6.93606886298912E-03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-6.93606886298912E-035" calcext:value-type="float">
            <text:p>-6.93606886298912E-035</text:p>
          </table:table-cell>
          <table:table-cell/>
          <table:table-cell table:style-name="ce4" table:formula="of:=[.F25]" office:value-type="float" office:value="-1.2343330803281E-034" calcext:value-type="float">
            <text:p>-1.2343330803281E-034</text:p>
          </table:table-cell>
          <table:table-cell/>
          <table:table-cell table:formula="of:=[.M37]/[.O37]" office:value-type="float" office:value="0.561928459467799" calcext:value-type="float">
            <text:p>0.5619284595</text:p>
          </table:table-cell>
          <table:table-cell table:formula="of:=[.M37]-[.O37]" office:value-type="float" office:value="5.40726194029188E-035" calcext:value-type="float">
            <text:p>5.41E-035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0.00467299010618752" calcext:value-type="float">
            <text:p>0.0046729901</text:p>
          </table:table-cell>
          <table:table-cell/>
          <table:table-cell table:formula="of:=[.D38]/[.F38]" office:value-type="float" office:value="1" calcext:value-type="float">
            <text:p>1</text:p>
          </table:table-cell>
          <table:table-cell table:formula="of:=[.D38]-[.F38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00467299010618752" calcext:value-type="float">
            <text:p>0.0046729901</text:p>
          </table:table-cell>
          <table:table-cell/>
          <table:table-cell table:style-name="ce4" table:formula="of:=[.F26]" office:value-type="float" office:value="0.00467299010618753" calcext:value-type="float">
            <text:p>0.0046729901</text:p>
          </table:table-cell>
          <table:table-cell/>
          <table:table-cell table:formula="of:=[.M38]/[.O38]" office:value-type="float" office:value="0.999999999999998" calcext:value-type="float">
            <text:p>1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1.93009871043265E-020" calcext:value-type="float">
            <text:p>1.93009871043265E-020</text:p>
          </table:table-cell>
          <table:table-cell/>
          <table:table-cell table:formula="of:=[.D45]/[.F45]" office:value-type="float" office:value="0" calcext:value-type="float">
            <text:p>0</text:p>
          </table:table-cell>
          <table:table-cell table:formula="of:=[.D45]-[.F45]" office:value-type="float" office:value="-1.93009871043265E-020" calcext:value-type="float">
            <text:p>-1.93009871043265E-02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1.54999589590182E-020" calcext:value-type="float">
            <text:p>-1.54999589590182E-020</text:p>
          </table:table-cell>
          <table:table-cell/>
          <table:table-cell table:style-name="ce4" table:formula="of:=[.F45]" office:value-type="float" office:value="1.93009871043265E-020" calcext:value-type="float">
            <text:p>1.93009871043265E-020</text:p>
          </table:table-cell>
          <table:table-cell/>
          <table:table-cell table:formula="of:=[.M45]/[.O45]" office:value-type="float" office:value="-0.803065608781415" calcext:value-type="float">
            <text:p>-0.8030656088</text:p>
          </table:table-cell>
          <table:table-cell table:formula="of:=[.M45]-[.O45]" office:value-type="float" office:value="-3.48009460633447E-020" calcext:value-type="float">
            <text:p>-3.48E-02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-7.12149303642601E-035" calcext:value-type="float">
            <text:p>-7.12149303642601E-035</text:p>
          </table:table-cell>
          <table:table-cell/>
          <table:table-cell table:formula="of:=[.D46]/[.F46]" office:value-type="float" office:value="-0" calcext:value-type="float">
            <text:p>0</text:p>
          </table:table-cell>
          <table:table-cell table:formula="of:=[.D46]-[.F46]" office:value-type="float" office:value="7.12149303642601E-035" calcext:value-type="float">
            <text:p>7.12149303642601E-03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8.62930402938641E-037" calcext:value-type="float">
            <text:p>8.62930402938641E-037</text:p>
          </table:table-cell>
          <table:table-cell/>
          <table:table-cell table:style-name="ce4" table:formula="of:=[.F46]" office:value-type="float" office:value="-7.12149303642601E-035" calcext:value-type="float">
            <text:p>-7.12149303642601E-035</text:p>
          </table:table-cell>
          <table:table-cell/>
          <table:table-cell table:formula="of:=[.M46]/[.O46]" office:value-type="float" office:value="-0.0121172680858467" calcext:value-type="float">
            <text:p>-0.0121172681</text:p>
          </table:table-cell>
          <table:table-cell table:formula="of:=[.M46]-[.O46]" office:value-type="float" office:value="7.20778607671987E-035" calcext:value-type="float">
            <text:p>7.21E-035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formula="of:=[.D47]/[.F47]" office:value-type="float" office:value="1" calcext:value-type="float">
            <text:p>1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395.40046718607" calcext:value-type="float">
            <text:p>3395.4004671861</text:p>
          </table:table-cell>
          <table:table-cell/>
          <table:table-cell table:style-name="ce4" table:formula="of:=[.F47]" office:value-type="float" office:value="3395.40046718607" calcext:value-type="float">
            <text:p>3395.4004671861</text:p>
          </table:table-cell>
          <table:table-cell/>
          <table:table-cell table:formula="of:=[.M47]/[.O47]" office:value-type="float" office:value="1" calcext:value-type="float">
            <text:p>1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2.85081123164779E-019" calcext:value-type="float">
            <text:p>2.85081123164779E-019</text:p>
          </table:table-cell>
          <table:table-cell/>
          <table:table-cell table:formula="of:=[.D48]/[.F48]" office:value-type="float" office:value="0" calcext:value-type="float">
            <text:p>0</text:p>
          </table:table-cell>
          <table:table-cell table:formula="of:=[.D48]-[.F48]" office:value-type="float" office:value="-2.85081123164779E-019" calcext:value-type="float">
            <text:p>-2.85081123164779E-01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1.12466222659798E-022" calcext:value-type="float">
            <text:p>1.12466222659798E-022</text:p>
          </table:table-cell>
          <table:table-cell/>
          <table:table-cell table:style-name="ce4" table:formula="of:=[.F48]" office:value-type="float" office:value="2.85081123164779E-019" calcext:value-type="float">
            <text:p>2.85081123164779E-019</text:p>
          </table:table-cell>
          <table:table-cell/>
          <table:table-cell table:formula="of:=[.M48]/[.O48]" office:value-type="float" office:value="0.000394506031866556" calcext:value-type="float">
            <text:p>0.000394506</text:p>
          </table:table-cell>
          <table:table-cell table:formula="of:=[.M48]-[.O48]" office:value-type="float" office:value="-2.84968656942119E-019" calcext:value-type="float">
            <text:p>-2.85E-019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-7.58376157110131E-034" calcext:value-type="float">
            <text:p>-7.58376157110131E-034</text:p>
          </table:table-cell>
          <table:table-cell/>
          <table:table-cell table:formula="of:=[.D49]/[.F49]" office:value-type="float" office:value="-0" calcext:value-type="float">
            <text:p>0</text:p>
          </table:table-cell>
          <table:table-cell table:formula="of:=[.D49]-[.F49]" office:value-type="float" office:value="7.58376157110131E-034" calcext:value-type="float">
            <text:p>7.58376157110131E-03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7.69654926200893E-036" calcext:value-type="float">
            <text:p>-7.69654926200893E-036</text:p>
          </table:table-cell>
          <table:table-cell/>
          <table:table-cell table:style-name="ce4" table:formula="of:=[.F49]" office:value-type="float" office:value="-7.58376157110131E-034" calcext:value-type="float">
            <text:p>-7.58376157110131E-034</text:p>
          </table:table-cell>
          <table:table-cell/>
          <table:table-cell table:formula="of:=[.M49]/[.O49]" office:value-type="float" office:value="0.0101487226224746" calcext:value-type="float">
            <text:p>0.0101487226</text:p>
          </table:table-cell>
          <table:table-cell table:formula="of:=[.M49]-[.O49]" office:value-type="float" office:value="7.50679607848122E-034" calcext:value-type="float">
            <text:p>7.51E-034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0.00467299010618753" calcext:value-type="float">
            <text:p>0.0046729901</text:p>
          </table:table-cell>
          <table:table-cell/>
          <table:table-cell table:formula="of:=[.D50]/[.F50]" office:value-type="float" office:value="1" calcext:value-type="float">
            <text:p>1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.0046729901061877" calcext:value-type="float">
            <text:p>0.0046729901</text:p>
          </table:table-cell>
          <table:table-cell/>
          <table:table-cell table:style-name="ce4" table:formula="of:=[.F50]" office:value-type="float" office:value="0.00467299010618753" calcext:value-type="float">
            <text:p>0.0046729901</text:p>
          </table:table-cell>
          <table:table-cell/>
          <table:table-cell table:formula="of:=[.M50]/[.O50]" office:value-type="float" office:value="1.00000000000004" calcext:value-type="float">
            <text:p>1</text:p>
          </table:table-cell>
          <table:table-cell table:formula="of:=[.M50]-[.O50]" office:value-type="float" office:value="1.70002900645727E-016" calcext:value-type="float">
            <text:p>1.70E-016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formula="of:=[.M51]/[.O51]" office:value-type="float" office:value="1" calcext:value-type="float">
            <text:p>1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.93009871043265E-020" calcext:value-type="float">
            <text:p>1.93009871043265E-020</text:p>
          </table:table-cell>
          <table:table-cell/>
          <table:table-cell table:style-name="ce4" table:formula="of:=[.F33]" office:value-type="float" office:value="2.49946330386232E-020" calcext:value-type="float">
            <text:p>2.49946330386232E-020</text:p>
          </table:table-cell>
          <table:table-cell/>
          <table:table-cell table:formula="of:=[.M57]/[.O57]" office:value-type="float" office:value="0.772205260005276" calcext:value-type="float">
            <text:p>0.77220526</text:p>
          </table:table-cell>
          <table:table-cell table:formula="of:=[.M57]-[.O57]" office:value-type="float" office:value="-5.6936459342967E-021" calcext:value-type="float">
            <text:p>-5.69E-02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-7.12149303642601E-035" calcext:value-type="float">
            <text:p>-7.12149303642601E-035</text:p>
          </table:table-cell>
          <table:table-cell/>
          <table:table-cell table:style-name="ce4" table:formula="of:=[.F34]" office:value-type="float" office:value="-1.03815821803835E-035" calcext:value-type="float">
            <text:p>-1.03815821803835E-035</text:p>
          </table:table-cell>
          <table:table-cell/>
          <table:table-cell table:formula="of:=[.M58]/[.O58]" office:value-type="float" office:value="6.8597376707015" calcext:value-type="float">
            <text:p>6.8597376707</text:p>
          </table:table-cell>
          <table:table-cell table:formula="of:=[.M58]-[.O58]" office:value-type="float" office:value="-6.08333481838766E-035" calcext:value-type="float">
            <text:p>-6.08E-03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395.40046718607" calcext:value-type="float">
            <text:p>3395.4004671861</text:p>
          </table:table-cell>
          <table:table-cell/>
          <table:table-cell table:style-name="ce4" table:formula="of:=[.F35]" office:value-type="float" office:value="3395.40046718607" calcext:value-type="float">
            <text:p>3395.4004671861</text:p>
          </table:table-cell>
          <table:table-cell/>
          <table:table-cell table:formula="of:=[.M59]/[.O59]" office:value-type="float" office:value="1" calcext:value-type="float">
            <text:p>1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2.85081123164779E-019" calcext:value-type="float">
            <text:p>2.85081123164779E-019</text:p>
          </table:table-cell>
          <table:table-cell/>
          <table:table-cell table:style-name="ce4" table:formula="of:=[.F36]" office:value-type="float" office:value="3.57697400465937E-019" calcext:value-type="float">
            <text:p>3.57697400465937E-019</text:p>
          </table:table-cell>
          <table:table-cell/>
          <table:table-cell table:formula="of:=[.M60]/[.O60]" office:value-type="float" office:value="0.796989642064583" calcext:value-type="float">
            <text:p>0.7969896421</text:p>
          </table:table-cell>
          <table:table-cell table:formula="of:=[.M60]-[.O60]" office:value-type="float" office:value="-7.2616277301158E-020" calcext:value-type="float">
            <text:p>-7.26E-02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-7.58376157110131E-034" calcext:value-type="float">
            <text:p>-7.58376157110131E-034</text:p>
          </table:table-cell>
          <table:table-cell/>
          <table:table-cell table:style-name="ce4" table:formula="of:=[.F37]" office:value-type="float" office:value="-6.93606886298912E-035" calcext:value-type="float">
            <text:p>-6.93606886298912E-035</text:p>
          </table:table-cell>
          <table:table-cell/>
          <table:table-cell table:formula="of:=[.M61]/[.O61]" office:value-type="float" office:value="10.9338037451852" calcext:value-type="float">
            <text:p>10.9338037452</text:p>
          </table:table-cell>
          <table:table-cell table:formula="of:=[.M61]-[.O61]" office:value-type="float" office:value="-6.8901546848024E-034" calcext:value-type="float">
            <text:p>-6.89E-03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467299010618753" calcext:value-type="float">
            <text:p>0.0046729901</text:p>
          </table:table-cell>
          <table:table-cell/>
          <table:table-cell table:style-name="ce4" table:formula="of:=[.F38]" office:value-type="float" office:value="0.00467299010618752" calcext:value-type="float">
            <text:p>0.0046729901</text:p>
          </table:table-cell>
          <table:table-cell/>
          <table:table-cell table:formula="of:=[.M62]/[.O62]" office:value-type="float" office:value="1" calcext:value-type="float">
            <text:p>1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.93009871043265E-020" calcext:value-type="float">
            <text:p>1.93009871043265E-020</text:p>
          </table:table-cell>
          <table:table-cell/>
          <table:table-cell table:style-name="ce4" table:formula="of:=[.F21]" office:value-type="float" office:value="2.54751314677623E-020" calcext:value-type="float">
            <text:p>2.54751314677623E-020</text:p>
          </table:table-cell>
          <table:table-cell/>
          <table:table-cell table:formula="of:=[.M69]/[.O69]" office:value-type="float" office:value="0.757640333623051" calcext:value-type="float">
            <text:p>0.7576403336</text:p>
          </table:table-cell>
          <table:table-cell table:formula="of:=[.M69]-[.O69]" office:value-type="float" office:value="-6.1741443634358E-021" calcext:value-type="float">
            <text:p>-6.17E-02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-7.12149303642601E-035" calcext:value-type="float">
            <text:p>-7.12149303642601E-035</text:p>
          </table:table-cell>
          <table:table-cell/>
          <table:table-cell table:style-name="ce4" table:formula="of:=[.F22]" office:value-type="float" office:value="-2.54995726957459E-035" calcext:value-type="float">
            <text:p>-2.54995726957459E-035</text:p>
          </table:table-cell>
          <table:table-cell/>
          <table:table-cell table:formula="of:=[.M70]/[.O70]" office:value-type="float" office:value="2.79278916607653" calcext:value-type="float">
            <text:p>2.7927891661</text:p>
          </table:table-cell>
          <table:table-cell table:formula="of:=[.M70]-[.O70]" office:value-type="float" office:value="-4.57153576685142E-035" calcext:value-type="float">
            <text:p>-4.57E-03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395.40046718607" calcext:value-type="float">
            <text:p>3395.4004671861</text:p>
          </table:table-cell>
          <table:table-cell/>
          <table:table-cell table:style-name="ce4" table:formula="of:=[.F23]" office:value-type="float" office:value="3395.40046718607" calcext:value-type="float">
            <text:p>3395.4004671861</text:p>
          </table:table-cell>
          <table:table-cell/>
          <table:table-cell table:formula="of:=[.M71]/[.O71]" office:value-type="float" office:value="1" calcext:value-type="float">
            <text:p>1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2.85081123164779E-019" calcext:value-type="float">
            <text:p>2.85081123164779E-019</text:p>
          </table:table-cell>
          <table:table-cell/>
          <table:table-cell table:style-name="ce4" table:formula="of:=[.F24]" office:value-type="float" office:value="1.50604690569425E-019" calcext:value-type="float">
            <text:p>1.50604690569425E-019</text:p>
          </table:table-cell>
          <table:table-cell/>
          <table:table-cell table:formula="of:=[.M72]/[.O72]" office:value-type="float" office:value="1.89290998897118" calcext:value-type="float">
            <text:p>1.892909989</text:p>
          </table:table-cell>
          <table:table-cell table:formula="of:=[.M72]-[.O72]" office:value-type="float" office:value="1.34476432595354E-019" calcext:value-type="float">
            <text:p>1.34E-01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-7.58376157110131E-034" calcext:value-type="float">
            <text:p>-7.58376157110131E-034</text:p>
          </table:table-cell>
          <table:table-cell/>
          <table:table-cell table:style-name="ce4" table:formula="of:=[.F25]" office:value-type="float" office:value="-1.2343330803281E-034" calcext:value-type="float">
            <text:p>-1.2343330803281E-034</text:p>
          </table:table-cell>
          <table:table-cell/>
          <table:table-cell table:formula="of:=[.M73]/[.O73]" office:value-type="float" office:value="6.14401549465519" calcext:value-type="float">
            <text:p>6.1440154947</text:p>
          </table:table-cell>
          <table:table-cell table:formula="of:=[.M73]-[.O73]" office:value-type="float" office:value="-6.34942849077321E-034" calcext:value-type="float">
            <text:p>-6.35E-03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467299010618753" calcext:value-type="float">
            <text:p>0.0046729901</text:p>
          </table:table-cell>
          <table:table-cell/>
          <table:table-cell table:style-name="ce4" table:formula="of:=[.F26]" office:value-type="float" office:value="0.00467299010618753" calcext:value-type="float">
            <text:p>0.0046729901</text:p>
          </table:table-cell>
          <table:table-cell/>
          <table:table-cell table:formula="of:=[.M74]/[.O74]" office:value-type="float" office:value="1" calcext:value-type="float">
            <text:p>1</text:p>
          </table:table-cell>
          <table:table-cell table:formula="of:=[.M74]-[.O74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77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-0.0000000000000141596513800821" calcext:value-type="float">
            <text:p>-1.41596513800821E-014</text:p>
          </table:table-cell>
          <table:table-cell/>
          <table:table-cell table:formula="of:=[.D9]/[.F9]" office:value-type="float" office:value="-0" calcext:value-type="float">
            <text:p>0</text:p>
          </table:table-cell>
          <table:table-cell table:formula="of:=[.D9]-[.F9]" office:value-type="float" office:value="0.0000000000000141596513800821" calcext:value-type="float">
            <text:p>1.41596513800821E-0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00000141596513800821" calcext:value-type="float">
            <text:p>-1.41596513800821E-014</text:p>
          </table:table-cell>
          <table:table-cell/>
          <table:table-cell table:style-name="ce4" table:formula="of:=[.F21]" office:value-type="float" office:value="2.86065021088903E-015" calcext:value-type="float">
            <text:p>2.86065021088903E-015</text:p>
          </table:table-cell>
          <table:table-cell/>
          <table:table-cell table:formula="of:=[.M9]/[.O9]" office:value-type="float" office:value="-4.94980173604713" calcext:value-type="float">
            <text:p>-4.949801736</text:p>
          </table:table-cell>
          <table:table-cell table:formula="of:=[.M9]-[.O9]" office:value-type="float" office:value="-0.0000000000000170203015909711" calcext:value-type="float">
            <text:p>-1.70E-014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5.67738934655504E-015" calcext:value-type="float">
            <text:p>5.67738934655504E-015</text:p>
          </table:table-cell>
          <table:table-cell/>
          <table:table-cell table:formula="of:=[.D10]/[.F10]" office:value-type="float" office:value="0" calcext:value-type="float">
            <text:p>0</text:p>
          </table:table-cell>
          <table:table-cell table:formula="of:=[.D10]-[.F10]" office:value-type="float" office:value="-5.67738934655504E-015" calcext:value-type="float">
            <text:p>-5.67738934655504E-01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5.67738934655504E-015" calcext:value-type="float">
            <text:p>5.67738934655504E-015</text:p>
          </table:table-cell>
          <table:table-cell/>
          <table:table-cell table:style-name="ce4" table:formula="of:=[.F22]" office:value-type="float" office:value="-3.10365462226551E-030" calcext:value-type="float">
            <text:p>-3.10365462226551E-030</text:p>
          </table:table-cell>
          <table:table-cell/>
          <table:table-cell table:formula="of:=[.M10]/[.O10]" office:value-type="float" office:value="-1.82925938531486E+015" calcext:value-type="float">
            <text:p>-1829259385314860</text:p>
          </table:table-cell>
          <table:table-cell table:formula="of:=[.M10]-[.O10]" office:value-type="float" office:value="5.67738934655504E-015" calcext:value-type="float">
            <text:p>5.68E-01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3483.03808524823" calcext:value-type="float">
            <text:p>3483.0380852482</text:p>
          </table:table-cell>
          <table:table-cell/>
          <table:table-cell table:style-name="ce3" office:value-type="float" office:value="3483.03808524897" calcext:value-type="float">
            <text:p>3483.038085249</text:p>
          </table:table-cell>
          <table:table-cell/>
          <table:table-cell table:formula="of:=[.D11]/[.F11]" office:value-type="float" office:value="0.999999999999787" calcext:value-type="float">
            <text:p>1</text:p>
          </table:table-cell>
          <table:table-cell table:formula="of:=[.D11]-[.F11]" office:value-type="float" office:value="-0.000000000740328687243164" calcext:value-type="float">
            <text:p>-7.40328687243164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83.03808524897" calcext:value-type="float">
            <text:p>3483.038085249</text:p>
          </table:table-cell>
          <table:table-cell/>
          <table:table-cell table:style-name="ce4" table:formula="of:=[.F23]" office:value-type="float" office:value="3483.03806301411" calcext:value-type="float">
            <text:p>3483.0380630141</text:p>
          </table:table-cell>
          <table:table-cell/>
          <table:table-cell table:formula="of:=[.M11]/[.O11]" office:value-type="float" office:value="1.00000000638375" calcext:value-type="float">
            <text:p>1.0000000064</text:p>
          </table:table-cell>
          <table:table-cell table:formula="of:=[.M11]-[.O11]" office:value-type="float" office:value="0.0000222348603529099" calcext:value-type="float">
            <text:p>2.22E-00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-5.16670823625628E-016" calcext:value-type="float">
            <text:p>-5.16670823625628E-016</text:p>
          </table:table-cell>
          <table:table-cell/>
          <table:table-cell table:formula="of:=[.D12]/[.F12]" office:value-type="float" office:value="-0" calcext:value-type="float">
            <text:p>0</text:p>
          </table:table-cell>
          <table:table-cell table:formula="of:=[.D12]-[.F12]" office:value-type="float" office:value="5.16670823625628E-016" calcext:value-type="float">
            <text:p>5.16670823625628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5.16670823625628E-016" calcext:value-type="float">
            <text:p>-5.16670823625628E-016</text:p>
          </table:table-cell>
          <table:table-cell/>
          <table:table-cell table:style-name="ce4" table:formula="of:=[.F24]" office:value-type="float" office:value="-1.19321940303631E-017" calcext:value-type="float">
            <text:p>-1.19321940303631E-017</text:p>
          </table:table-cell>
          <table:table-cell/>
          <table:table-cell table:formula="of:=[.M12]/[.O12]" office:value-type="float" office:value="43.3005717398568" calcext:value-type="float">
            <text:p>43.3005717399</text:p>
          </table:table-cell>
          <table:table-cell table:formula="of:=[.M12]-[.O12]" office:value-type="float" office:value="-5.04738629595265E-016" calcext:value-type="float">
            <text:p>-5.05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-2.72674597053338E-017" calcext:value-type="float">
            <text:p>-2.72674597053338E-017</text:p>
          </table:table-cell>
          <table:table-cell/>
          <table:table-cell table:formula="of:=[.D13]/[.F13]" office:value-type="float" office:value="-0" calcext:value-type="float">
            <text:p>0</text:p>
          </table:table-cell>
          <table:table-cell table:formula="of:=[.D13]-[.F13]" office:value-type="float" office:value="2.72674597053338E-017" calcext:value-type="float">
            <text:p>2.72674597053338E-01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2.72674597053338E-017" calcext:value-type="float">
            <text:p>-2.72674597053338E-017</text:p>
          </table:table-cell>
          <table:table-cell/>
          <table:table-cell table:style-name="ce4" table:formula="of:=[.F25]" office:value-type="float" office:value="9.68910112924323E-033" calcext:value-type="float">
            <text:p>9.68910112924323E-033</text:p>
          </table:table-cell>
          <table:table-cell/>
          <table:table-cell table:formula="of:=[.M13]/[.O13]" office:value-type="float" office:value="-2.81424038634877E+015" calcext:value-type="float">
            <text:p>-2814240386348770</text:p>
          </table:table-cell>
          <table:table-cell table:formula="of:=[.M13]-[.O13]" office:value-type="float" office:value="-2.72674597053338E-017" calcext:value-type="float">
            <text:p>-2.73E-01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2.63020175996279" calcext:value-type="float">
            <text:p>2.63020176</text:p>
          </table:table-cell>
          <table:table-cell/>
          <table:table-cell table:style-name="ce3" office:value-type="float" office:value="2.63020176010709" calcext:value-type="float">
            <text:p>2.6302017601</text:p>
          </table:table-cell>
          <table:table-cell/>
          <table:table-cell table:formula="of:=[.D14]/[.F14]" office:value-type="float" office:value="0.999999999945137" calcext:value-type="float">
            <text:p>0.9999999999</text:p>
          </table:table-cell>
          <table:table-cell table:formula="of:=[.D14]-[.F14]" office:value-type="float" office:value="-0.00000000014429968331342" calcext:value-type="float">
            <text:p>-1.4429968331342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63020176010709" calcext:value-type="float">
            <text:p>2.6302017601</text:p>
          </table:table-cell>
          <table:table-cell/>
          <table:table-cell table:style-name="ce4" table:formula="of:=[.F26]" office:value-type="float" office:value="2.63020212450068" calcext:value-type="float">
            <text:p>2.6302021245</text:p>
          </table:table-cell>
          <table:table-cell/>
          <table:table-cell table:formula="of:=[.M14]/[.O14]" office:value-type="float" office:value="0.999999861457951" calcext:value-type="float">
            <text:p>0.9999998615</text:p>
          </table:table-cell>
          <table:table-cell table:formula="of:=[.M14]-[.O14]" office:value-type="float" office:value="-0.000000364393590412959" calcext:value-type="float">
            <text:p>-3.64E-00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1.00000000000002" calcext:value-type="float">
            <text:p>1</text:p>
          </table:table-cell>
          <table:table-cell table:formula="of:=[.D15]-[.F15]" office:value-type="float" office:value="0.00000000000200373051484348" calcext:value-type="float">
            <text:p>2.00373051484348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.99999999999998" calcext:value-type="float">
            <text:p>1</text:p>
          </table:table-cell>
          <table:table-cell table:formula="of:=[.M15]-[.O15]" office:value-type="float" office:value="-0.00000000000200373051484348" calcext:value-type="float">
            <text:p>-2.00E-01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2.86065021088903E-015" calcext:value-type="float">
            <text:p>2.86065021088903E-015</text:p>
          </table:table-cell>
          <table:table-cell/>
          <table:table-cell table:formula="of:=[.D21]/[.F21]" office:value-type="float" office:value="0" calcext:value-type="float">
            <text:p>0</text:p>
          </table:table-cell>
          <table:table-cell table:formula="of:=[.D21]-[.F21]" office:value-type="float" office:value="-2.86065021088903E-015" calcext:value-type="float">
            <text:p>-2.86065021088903E-01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00000141596513800821" calcext:value-type="float">
            <text:p>-1.41596513800821E-014</text:p>
          </table:table-cell>
          <table:table-cell/>
          <table:table-cell table:style-name="ce4" table:formula="of:=[.F33]" office:value-type="float" office:value="1.39192009943242E-017" calcext:value-type="float">
            <text:p>1.39192009943242E-017</text:p>
          </table:table-cell>
          <table:table-cell/>
          <table:table-cell table:formula="of:=[.M21]/[.O21]" office:value-type="float" office:value="-1017.27472617544" calcext:value-type="float">
            <text:p>-1017.2747261755</text:p>
          </table:table-cell>
          <table:table-cell table:formula="of:=[.M21]-[.O21]" office:value-type="float" office:value="-0.0000000000000141735705810764" calcext:value-type="float">
            <text:p>-1.42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-3.10365462226551E-030" calcext:value-type="float">
            <text:p>-3.10365462226551E-030</text:p>
          </table:table-cell>
          <table:table-cell/>
          <table:table-cell table:formula="of:=[.D22]/[.F22]" office:value-type="float" office:value="-0" calcext:value-type="float">
            <text:p>0</text:p>
          </table:table-cell>
          <table:table-cell table:formula="of:=[.D22]-[.F22]" office:value-type="float" office:value="3.10365462226551E-030" calcext:value-type="float">
            <text:p>3.10365462226551E-03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5.67738934655504E-015" calcext:value-type="float">
            <text:p>5.67738934655504E-015</text:p>
          </table:table-cell>
          <table:table-cell/>
          <table:table-cell table:style-name="ce4" table:formula="of:=[.F34]" office:value-type="float" office:value="-5.13311965595711E-032" calcext:value-type="float">
            <text:p>-5.13311965595711E-032</text:p>
          </table:table-cell>
          <table:table-cell/>
          <table:table-cell table:formula="of:=[.M22]/[.O22]" office:value-type="float" office:value="-1.10603097669198E+017" calcext:value-type="float">
            <text:p>-110603097669198000</text:p>
          </table:table-cell>
          <table:table-cell table:formula="of:=[.M22]-[.O22]" office:value-type="float" office:value="5.67738934655504E-015" calcext:value-type="float">
            <text:p>5.68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83.03808524823" calcext:value-type="float">
            <text:p>3483.0380852482</text:p>
          </table:table-cell>
          <table:table-cell/>
          <table:table-cell table:style-name="ce3" office:value-type="float" office:value="3483.03806301411" calcext:value-type="float">
            <text:p>3483.0380630141</text:p>
          </table:table-cell>
          <table:table-cell/>
          <table:table-cell table:formula="of:=[.D23]/[.F23]" office:value-type="float" office:value="1.00000000638354" calcext:value-type="float">
            <text:p>1.0000000064</text:p>
          </table:table-cell>
          <table:table-cell table:formula="of:=[.D23]-[.F23]" office:value-type="float" office:value="0.0000222341200242226" calcext:value-type="float">
            <text:p>2.22341200242226E-00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83.03808524897" calcext:value-type="float">
            <text:p>3483.038085249</text:p>
          </table:table-cell>
          <table:table-cell/>
          <table:table-cell table:style-name="ce4" table:formula="of:=[.F35]" office:value-type="float" office:value="3483.03809304487" calcext:value-type="float">
            <text:p>3483.0380930449</text:p>
          </table:table-cell>
          <table:table-cell/>
          <table:table-cell table:formula="of:=[.M23]/[.O23]" office:value-type="float" office:value="0.999999997761753" calcext:value-type="float">
            <text:p>0.9999999978</text:p>
          </table:table-cell>
          <table:table-cell table:formula="of:=[.M23]-[.O23]" office:value-type="float" office:value="-0.00000779589981902973" calcext:value-type="float">
            <text:p>-7.80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-1.19321940303631E-017" calcext:value-type="float">
            <text:p>-1.19321940303631E-017</text:p>
          </table:table-cell>
          <table:table-cell/>
          <table:table-cell table:formula="of:=[.D24]/[.F24]" office:value-type="float" office:value="-0" calcext:value-type="float">
            <text:p>0</text:p>
          </table:table-cell>
          <table:table-cell table:formula="of:=[.D24]-[.F24]" office:value-type="float" office:value="1.19321940303631E-017" calcext:value-type="float">
            <text:p>1.19321940303631E-01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5.16670823625628E-016" calcext:value-type="float">
            <text:p>-5.16670823625628E-016</text:p>
          </table:table-cell>
          <table:table-cell/>
          <table:table-cell table:style-name="ce4" table:formula="of:=[.F36]" office:value-type="float" office:value="3.49495031015462E-018" calcext:value-type="float">
            <text:p>3.49495031015462E-018</text:p>
          </table:table-cell>
          <table:table-cell/>
          <table:table-cell table:formula="of:=[.M24]/[.O24]" office:value-type="float" office:value="-147.833524878575" calcext:value-type="float">
            <text:p>-147.8335248786</text:p>
          </table:table-cell>
          <table:table-cell table:formula="of:=[.M24]-[.O24]" office:value-type="float" office:value="-5.20165773935783E-016" calcext:value-type="float">
            <text:p>-5.20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9.68910112924323E-033" calcext:value-type="float">
            <text:p>9.68910112924323E-033</text:p>
          </table:table-cell>
          <table:table-cell/>
          <table:table-cell table:formula="of:=[.D25]/[.F25]" office:value-type="float" office:value="0" calcext:value-type="float">
            <text:p>0</text:p>
          </table:table-cell>
          <table:table-cell table:formula="of:=[.D25]-[.F25]" office:value-type="float" office:value="-9.68910112924323E-033" calcext:value-type="float">
            <text:p>-9.68910112924323E-03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2.72674597053338E-017" calcext:value-type="float">
            <text:p>-2.72674597053338E-017</text:p>
          </table:table-cell>
          <table:table-cell/>
          <table:table-cell table:style-name="ce4" table:formula="of:=[.F37]" office:value-type="float" office:value="3.08301853033676E-033" calcext:value-type="float">
            <text:p>3.08301853033676E-033</text:p>
          </table:table-cell>
          <table:table-cell/>
          <table:table-cell table:formula="of:=[.M25]/[.O25]" office:value-type="float" office:value="-8.84440344325642E+015" calcext:value-type="float">
            <text:p>-8844403443256420</text:p>
          </table:table-cell>
          <table:table-cell table:formula="of:=[.M25]-[.O25]" office:value-type="float" office:value="-2.72674597053338E-017" calcext:value-type="float">
            <text:p>-2.73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63020175996279" calcext:value-type="float">
            <text:p>2.63020176</text:p>
          </table:table-cell>
          <table:table-cell/>
          <table:table-cell table:style-name="ce3" office:value-type="float" office:value="2.63020212450068" calcext:value-type="float">
            <text:p>2.6302021245</text:p>
          </table:table-cell>
          <table:table-cell/>
          <table:table-cell table:formula="of:=[.D26]/[.F26]" office:value-type="float" office:value="0.999999861403089" calcext:value-type="float">
            <text:p>0.9999998614</text:p>
          </table:table-cell>
          <table:table-cell table:formula="of:=[.D26]-[.F26]" office:value-type="float" office:value="-0.000000364537890096273" calcext:value-type="float">
            <text:p>-3.64537890096273E-00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63020176010709" calcext:value-type="float">
            <text:p>2.6302017601</text:p>
          </table:table-cell>
          <table:table-cell/>
          <table:table-cell table:style-name="ce4" table:formula="of:=[.F38]" office:value-type="float" office:value="2.63020163234475" calcext:value-type="float">
            <text:p>2.6302016323</text:p>
          </table:table-cell>
          <table:table-cell/>
          <table:table-cell table:formula="of:=[.M26]/[.O26]" office:value-type="float" office:value="1.00000004857511" calcext:value-type="float">
            <text:p>1.0000000486</text:p>
          </table:table-cell>
          <table:table-cell table:formula="of:=[.M26]-[.O26]" office:value-type="float" office:value="0.000000127762339818815" calcext:value-type="float">
            <text:p>1.28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.99999999999998" calcext:value-type="float">
            <text:p>1</text:p>
          </table:table-cell>
          <table:table-cell table:formula="of:=[.M27]-[.O27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1.39192009943242E-017" calcext:value-type="float">
            <text:p>1.39192009943242E-017</text:p>
          </table:table-cell>
          <table:table-cell/>
          <table:table-cell table:formula="of:=[.D33]/[.F33]" office:value-type="float" office:value="0" calcext:value-type="float">
            <text:p>0</text:p>
          </table:table-cell>
          <table:table-cell table:formula="of:=[.D33]-[.F33]" office:value-type="float" office:value="-1.39192009943242E-017" calcext:value-type="float">
            <text:p>-1.39192009943242E-01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1.39192009943242E-017" calcext:value-type="float">
            <text:p>1.39192009943242E-017</text:p>
          </table:table-cell>
          <table:table-cell/>
          <table:table-cell table:style-name="ce4" table:formula="of:=[.F21]" office:value-type="float" office:value="2.86065021088903E-015" calcext:value-type="float">
            <text:p>2.86065021088903E-015</text:p>
          </table:table-cell>
          <table:table-cell/>
          <table:table-cell table:formula="of:=[.M33]/[.O33]" office:value-type="float" office:value="0.00486574728407581" calcext:value-type="float">
            <text:p>0.0048657473</text:p>
          </table:table-cell>
          <table:table-cell table:formula="of:=[.M33]-[.O33]" office:value-type="float" office:value="-2.84673100989471E-015" calcext:value-type="float">
            <text:p>-2.85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-5.13311965595711E-032" calcext:value-type="float">
            <text:p>-5.13311965595711E-032</text:p>
          </table:table-cell>
          <table:table-cell/>
          <table:table-cell table:formula="of:=[.D34]/[.F34]" office:value-type="float" office:value="-0" calcext:value-type="float">
            <text:p>0</text:p>
          </table:table-cell>
          <table:table-cell table:formula="of:=[.D34]-[.F34]" office:value-type="float" office:value="5.13311965595711E-032" calcext:value-type="float">
            <text:p>5.13311965595711E-03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-5.13311965595711E-032" calcext:value-type="float">
            <text:p>-5.13311965595711E-032</text:p>
          </table:table-cell>
          <table:table-cell/>
          <table:table-cell table:style-name="ce4" table:formula="of:=[.F22]" office:value-type="float" office:value="-3.10365462226551E-030" calcext:value-type="float">
            <text:p>-3.10365462226551E-030</text:p>
          </table:table-cell>
          <table:table-cell/>
          <table:table-cell table:formula="of:=[.M34]/[.O34]" office:value-type="float" office:value="0.0165389525597735" calcext:value-type="float">
            <text:p>0.0165389526</text:p>
          </table:table-cell>
          <table:table-cell table:formula="of:=[.M34]-[.O34]" office:value-type="float" office:value="3.05232342570594E-030" calcext:value-type="float">
            <text:p>3.05E-0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83.03808524823" calcext:value-type="float">
            <text:p>3483.0380852482</text:p>
          </table:table-cell>
          <table:table-cell/>
          <table:table-cell table:style-name="ce3" office:value-type="float" office:value="3483.03809304487" calcext:value-type="float">
            <text:p>3483.0380930449</text:p>
          </table:table-cell>
          <table:table-cell/>
          <table:table-cell table:formula="of:=[.D35]/[.F35]" office:value-type="float" office:value="0.99999999776154" calcext:value-type="float">
            <text:p>0.9999999978</text:p>
          </table:table-cell>
          <table:table-cell table:formula="of:=[.D35]-[.F35]" office:value-type="float" office:value="-0.00000779664014771697" calcext:value-type="float">
            <text:p>-7.79664014771697E-0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3483.03809304487" calcext:value-type="float">
            <text:p>3483.0380930449</text:p>
          </table:table-cell>
          <table:table-cell/>
          <table:table-cell table:style-name="ce4" table:formula="of:=[.F23]" office:value-type="float" office:value="3483.03806301411" calcext:value-type="float">
            <text:p>3483.0380630141</text:p>
          </table:table-cell>
          <table:table-cell/>
          <table:table-cell table:formula="of:=[.M35]/[.O35]" office:value-type="float" office:value="1.000000008622" calcext:value-type="float">
            <text:p>1.0000000086</text:p>
          </table:table-cell>
          <table:table-cell table:formula="of:=[.M35]-[.O35]" office:value-type="float" office:value="0.0000300307601719396" calcext:value-type="float">
            <text:p>3.00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3.49495031015462E-018" calcext:value-type="float">
            <text:p>3.49495031015462E-018</text:p>
          </table:table-cell>
          <table:table-cell/>
          <table:table-cell table:formula="of:=[.D36]/[.F36]" office:value-type="float" office:value="0" calcext:value-type="float">
            <text:p>0</text:p>
          </table:table-cell>
          <table:table-cell table:formula="of:=[.D36]-[.F36]" office:value-type="float" office:value="-3.49495031015462E-018" calcext:value-type="float">
            <text:p>-3.49495031015462E-01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3.49495031015462E-018" calcext:value-type="float">
            <text:p>3.49495031015462E-018</text:p>
          </table:table-cell>
          <table:table-cell/>
          <table:table-cell table:style-name="ce4" table:formula="of:=[.F24]" office:value-type="float" office:value="-1.19321940303631E-017" calcext:value-type="float">
            <text:p>-1.19321940303631E-017</text:p>
          </table:table-cell>
          <table:table-cell/>
          <table:table-cell table:formula="of:=[.M36]/[.O36]" office:value-type="float" office:value="-0.292900894945325" calcext:value-type="float">
            <text:p>-0.2929008949</text:p>
          </table:table-cell>
          <table:table-cell table:formula="of:=[.M36]-[.O36]" office:value-type="float" office:value="1.54271443405177E-017" calcext:value-type="float">
            <text:p>1.54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3.08301853033676E-033" calcext:value-type="float">
            <text:p>3.08301853033676E-033</text:p>
          </table:table-cell>
          <table:table-cell/>
          <table:table-cell table:formula="of:=[.D37]/[.F37]" office:value-type="float" office:value="0" calcext:value-type="float">
            <text:p>0</text:p>
          </table:table-cell>
          <table:table-cell table:formula="of:=[.D37]-[.F37]" office:value-type="float" office:value="-3.08301853033676E-033" calcext:value-type="float">
            <text:p>-3.08301853033676E-03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3.08301853033676E-033" calcext:value-type="float">
            <text:p>3.08301853033676E-033</text:p>
          </table:table-cell>
          <table:table-cell/>
          <table:table-cell table:style-name="ce4" table:formula="of:=[.F25]" office:value-type="float" office:value="9.68910112924323E-033" calcext:value-type="float">
            <text:p>9.68910112924323E-033</text:p>
          </table:table-cell>
          <table:table-cell/>
          <table:table-cell table:formula="of:=[.M37]/[.O37]" office:value-type="float" office:value="0.318194483596804" calcext:value-type="float">
            <text:p>0.3181944836</text:p>
          </table:table-cell>
          <table:table-cell table:formula="of:=[.M37]-[.O37]" office:value-type="float" office:value="-6.60608259890647E-033" calcext:value-type="float">
            <text:p>-6.61E-0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63020175996279" calcext:value-type="float">
            <text:p>2.63020176</text:p>
          </table:table-cell>
          <table:table-cell/>
          <table:table-cell table:style-name="ce3" office:value-type="float" office:value="2.63020163234475" calcext:value-type="float">
            <text:p>2.6302016323</text:p>
          </table:table-cell>
          <table:table-cell/>
          <table:table-cell table:formula="of:=[.D38]/[.F38]" office:value-type="float" office:value="1.00000004852025" calcext:value-type="float">
            <text:p>1.0000000485</text:p>
          </table:table-cell>
          <table:table-cell table:formula="of:=[.D38]-[.F38]" office:value-type="float" office:value="0.000000127618040135502" calcext:value-type="float">
            <text:p>1.27618040135502E-00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2.63020163234475" calcext:value-type="float">
            <text:p>2.6302016323</text:p>
          </table:table-cell>
          <table:table-cell/>
          <table:table-cell table:style-name="ce4" table:formula="of:=[.F26]" office:value-type="float" office:value="2.63020212450068" calcext:value-type="float">
            <text:p>2.6302021245</text:p>
          </table:table-cell>
          <table:table-cell/>
          <table:table-cell table:formula="of:=[.M38]/[.O38]" office:value-type="float" office:value="0.999999812882848" calcext:value-type="float">
            <text:p>0.9999998129</text:p>
          </table:table-cell>
          <table:table-cell table:formula="of:=[.M38]-[.O38]" office:value-type="float" office:value="-0.000000492155930231775" calcext:value-type="float">
            <text:p>-4.92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-3.35496208201154E-016" calcext:value-type="float">
            <text:p>-3.35496208201154E-016</text:p>
          </table:table-cell>
          <table:table-cell/>
          <table:table-cell table:formula="of:=[.D45]/[.F45]" office:value-type="float" office:value="-0" calcext:value-type="float">
            <text:p>0</text:p>
          </table:table-cell>
          <table:table-cell table:formula="of:=[.D45]-[.F45]" office:value-type="float" office:value="3.35496208201154E-016" calcext:value-type="float">
            <text:p>3.35496208201154E-01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00000141596513800821" calcext:value-type="float">
            <text:p>-1.41596513800821E-014</text:p>
          </table:table-cell>
          <table:table-cell/>
          <table:table-cell table:style-name="ce4" table:formula="of:=[.F45]" office:value-type="float" office:value="-3.35496208201154E-016" calcext:value-type="float">
            <text:p>-3.35496208201154E-016</text:p>
          </table:table-cell>
          <table:table-cell/>
          <table:table-cell table:formula="of:=[.M45]/[.O45]" office:value-type="float" office:value="42.2051010829678" calcext:value-type="float">
            <text:p>42.205101083</text:p>
          </table:table-cell>
          <table:table-cell table:formula="of:=[.M45]-[.O45]" office:value-type="float" office:value="-0.0000000000000138241551718809" calcext:value-type="float">
            <text:p>-1.38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3.61096612269528E-028" calcext:value-type="float">
            <text:p>3.61096612269528E-028</text:p>
          </table:table-cell>
          <table:table-cell/>
          <table:table-cell table:formula="of:=[.D46]/[.F46]" office:value-type="float" office:value="0" calcext:value-type="float">
            <text:p>0</text:p>
          </table:table-cell>
          <table:table-cell table:formula="of:=[.D46]-[.F46]" office:value-type="float" office:value="-3.61096612269528E-028" calcext:value-type="float">
            <text:p>-3.61096612269528E-02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5.67738934655504E-015" calcext:value-type="float">
            <text:p>5.67738934655504E-015</text:p>
          </table:table-cell>
          <table:table-cell/>
          <table:table-cell table:style-name="ce4" table:formula="of:=[.F46]" office:value-type="float" office:value="3.61096612269528E-028" calcext:value-type="float">
            <text:p>3.61096612269528E-028</text:p>
          </table:table-cell>
          <table:table-cell/>
          <table:table-cell table:formula="of:=[.M46]/[.O46]" office:value-type="float" office:value="15722632541114.4" calcext:value-type="float">
            <text:p>15722632541114.4</text:p>
          </table:table-cell>
          <table:table-cell table:formula="of:=[.M46]-[.O46]" office:value-type="float" office:value="5.67738934655468E-015" calcext:value-type="float">
            <text:p>5.68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83.03808524823" calcext:value-type="float">
            <text:p>3483.0380852482</text:p>
          </table:table-cell>
          <table:table-cell/>
          <table:table-cell table:style-name="ce3" office:value-type="float" office:value="3483.03808525305" calcext:value-type="float">
            <text:p>3483.0380852531</text:p>
          </table:table-cell>
          <table:table-cell/>
          <table:table-cell table:formula="of:=[.D47]/[.F47]" office:value-type="float" office:value="0.999999999998616" calcext:value-type="float">
            <text:p>1</text:p>
          </table:table-cell>
          <table:table-cell table:formula="of:=[.D47]-[.F47]" office:value-type="float" office:value="-0.00000000482032191939652" calcext:value-type="float">
            <text:p>-4.82032191939652E-0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83.03808524897" calcext:value-type="float">
            <text:p>3483.038085249</text:p>
          </table:table-cell>
          <table:table-cell/>
          <table:table-cell table:style-name="ce4" table:formula="of:=[.F47]" office:value-type="float" office:value="3483.03808525305" calcext:value-type="float">
            <text:p>3483.0380852531</text:p>
          </table:table-cell>
          <table:table-cell/>
          <table:table-cell table:formula="of:=[.M47]/[.O47]" office:value-type="float" office:value="0.999999999998829" calcext:value-type="float">
            <text:p>1</text:p>
          </table:table-cell>
          <table:table-cell table:formula="of:=[.M47]-[.O47]" office:value-type="float" office:value="-0.00000000407999323215336" calcext:value-type="float">
            <text:p>-4.08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3.95820656766416E-018" calcext:value-type="float">
            <text:p>3.95820656766416E-018</text:p>
          </table:table-cell>
          <table:table-cell/>
          <table:table-cell table:formula="of:=[.D48]/[.F48]" office:value-type="float" office:value="0" calcext:value-type="float">
            <text:p>0</text:p>
          </table:table-cell>
          <table:table-cell table:formula="of:=[.D48]-[.F48]" office:value-type="float" office:value="-3.95820656766416E-018" calcext:value-type="float">
            <text:p>-3.95820656766416E-01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5.16670823625628E-016" calcext:value-type="float">
            <text:p>-5.16670823625628E-016</text:p>
          </table:table-cell>
          <table:table-cell/>
          <table:table-cell table:style-name="ce4" table:formula="of:=[.F48]" office:value-type="float" office:value="3.95820656766416E-018" calcext:value-type="float">
            <text:p>3.95820656766416E-018</text:p>
          </table:table-cell>
          <table:table-cell/>
          <table:table-cell table:formula="of:=[.M48]/[.O48]" office:value-type="float" office:value="-130.531546242805" calcext:value-type="float">
            <text:p>-130.5315462428</text:p>
          </table:table-cell>
          <table:table-cell table:formula="of:=[.M48]-[.O48]" office:value-type="float" office:value="-5.20629030193292E-016" calcext:value-type="float">
            <text:p>-5.21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-4.24494368631111E-030" calcext:value-type="float">
            <text:p>-4.24494368631111E-030</text:p>
          </table:table-cell>
          <table:table-cell/>
          <table:table-cell table:formula="of:=[.D49]/[.F49]" office:value-type="float" office:value="-0" calcext:value-type="float">
            <text:p>0</text:p>
          </table:table-cell>
          <table:table-cell table:formula="of:=[.D49]-[.F49]" office:value-type="float" office:value="4.24494368631111E-030" calcext:value-type="float">
            <text:p>4.24494368631111E-03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2.72674597053338E-017" calcext:value-type="float">
            <text:p>-2.72674597053338E-017</text:p>
          </table:table-cell>
          <table:table-cell/>
          <table:table-cell table:style-name="ce4" table:formula="of:=[.F49]" office:value-type="float" office:value="-4.24494368631111E-030" calcext:value-type="float">
            <text:p>-4.24494368631111E-030</text:p>
          </table:table-cell>
          <table:table-cell/>
          <table:table-cell table:formula="of:=[.M49]/[.O49]" office:value-type="float" office:value="6423515061757.97" calcext:value-type="float">
            <text:p>6423515061757.97</text:p>
          </table:table-cell>
          <table:table-cell table:formula="of:=[.M49]-[.O49]" office:value-type="float" office:value="-2.72674597053296E-017" calcext:value-type="float">
            <text:p>-2.73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63020175996279" calcext:value-type="float">
            <text:p>2.63020176</text:p>
          </table:table-cell>
          <table:table-cell/>
          <table:table-cell table:style-name="ce3" office:value-type="float" office:value="2.63020176004028" calcext:value-type="float">
            <text:p>2.63020176</text:p>
          </table:table-cell>
          <table:table-cell/>
          <table:table-cell table:formula="of:=[.D50]/[.F50]" office:value-type="float" office:value="0.999999999970538" calcext:value-type="float">
            <text:p>1</text:p>
          </table:table-cell>
          <table:table-cell table:formula="of:=[.D50]-[.F50]" office:value-type="float" office:value="-0.0000000000774900144051571" calcext:value-type="float">
            <text:p>-7.74900144051571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63020176010709" calcext:value-type="float">
            <text:p>2.6302017601</text:p>
          </table:table-cell>
          <table:table-cell/>
          <table:table-cell table:style-name="ce4" table:formula="of:=[.F50]" office:value-type="float" office:value="2.63020176004028" calcext:value-type="float">
            <text:p>2.63020176</text:p>
          </table:table-cell>
          <table:table-cell/>
          <table:table-cell table:formula="of:=[.M50]/[.O50]" office:value-type="float" office:value="1.0000000000254" calcext:value-type="float">
            <text:p>1</text:p>
          </table:table-cell>
          <table:table-cell table:formula="of:=[.M50]-[.O50]" office:value-type="float" office:value="0.0000000000668096689082631" calcext:value-type="float">
            <text:p>6.68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.99999999999998" calcext:value-type="float">
            <text:p>1</text:p>
          </table:table-cell>
          <table:table-cell table:formula="of:=[.M51]-[.O51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-3.35496208201154E-016" calcext:value-type="float">
            <text:p>-3.35496208201154E-016</text:p>
          </table:table-cell>
          <table:table-cell/>
          <table:table-cell table:style-name="ce4" table:formula="of:=[.F33]" office:value-type="float" office:value="1.39192009943242E-017" calcext:value-type="float">
            <text:p>1.39192009943242E-017</text:p>
          </table:table-cell>
          <table:table-cell/>
          <table:table-cell table:formula="of:=[.M57]/[.O57]" office:value-type="float" office:value="-24.1031226101239" calcext:value-type="float">
            <text:p>-24.1031226101</text:p>
          </table:table-cell>
          <table:table-cell table:formula="of:=[.M57]-[.O57]" office:value-type="float" office:value="-3.49415409195478E-016" calcext:value-type="float">
            <text:p>-3.49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.61096612269528E-028" calcext:value-type="float">
            <text:p>3.61096612269528E-028</text:p>
          </table:table-cell>
          <table:table-cell/>
          <table:table-cell table:style-name="ce4" table:formula="of:=[.F34]" office:value-type="float" office:value="-5.13311965595711E-032" calcext:value-type="float">
            <text:p>-5.13311965595711E-032</text:p>
          </table:table-cell>
          <table:table-cell/>
          <table:table-cell table:formula="of:=[.M58]/[.O58]" office:value-type="float" office:value="-7034.64240991278" calcext:value-type="float">
            <text:p>-7034.6424099128</text:p>
          </table:table-cell>
          <table:table-cell table:formula="of:=[.M58]-[.O58]" office:value-type="float" office:value="3.61147943466088E-028" calcext:value-type="float">
            <text:p>3.61E-02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483.03808525305" calcext:value-type="float">
            <text:p>3483.0380852531</text:p>
          </table:table-cell>
          <table:table-cell/>
          <table:table-cell table:style-name="ce4" table:formula="of:=[.F35]" office:value-type="float" office:value="3483.03809304487" calcext:value-type="float">
            <text:p>3483.0380930449</text:p>
          </table:table-cell>
          <table:table-cell/>
          <table:table-cell table:formula="of:=[.M59]/[.O59]" office:value-type="float" office:value="0.999999997762924" calcext:value-type="float">
            <text:p>0.9999999978</text:p>
          </table:table-cell>
          <table:table-cell table:formula="of:=[.M59]-[.O59]" office:value-type="float" office:value="-0.00000779181982579757" calcext:value-type="float">
            <text:p>-7.79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3.95820656766416E-018" calcext:value-type="float">
            <text:p>3.95820656766416E-018</text:p>
          </table:table-cell>
          <table:table-cell/>
          <table:table-cell table:style-name="ce4" table:formula="of:=[.F36]" office:value-type="float" office:value="3.49495031015462E-018" calcext:value-type="float">
            <text:p>3.49495031015462E-018</text:p>
          </table:table-cell>
          <table:table-cell/>
          <table:table-cell table:formula="of:=[.M60]/[.O60]" office:value-type="float" office:value="1.13255016993047" calcext:value-type="float">
            <text:p>1.1325501699</text:p>
          </table:table-cell>
          <table:table-cell table:formula="of:=[.M60]-[.O60]" office:value-type="float" office:value="4.6325625750954E-019" calcext:value-type="float">
            <text:p>4.63E-01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-4.24494368631111E-030" calcext:value-type="float">
            <text:p>-4.24494368631111E-030</text:p>
          </table:table-cell>
          <table:table-cell/>
          <table:table-cell table:style-name="ce4" table:formula="of:=[.F37]" office:value-type="float" office:value="3.08301853033676E-033" calcext:value-type="float">
            <text:p>3.08301853033676E-033</text:p>
          </table:table-cell>
          <table:table-cell/>
          <table:table-cell table:formula="of:=[.M61]/[.O61]" office:value-type="float" office:value="-1376.87906982753" calcext:value-type="float">
            <text:p>-1376.8790698275</text:p>
          </table:table-cell>
          <table:table-cell table:formula="of:=[.M61]-[.O61]" office:value-type="float" office:value="-4.24802670484145E-030" calcext:value-type="float">
            <text:p>-4.25E-03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2.63020176004028" calcext:value-type="float">
            <text:p>2.63020176</text:p>
          </table:table-cell>
          <table:table-cell/>
          <table:table-cell table:style-name="ce4" table:formula="of:=[.F38]" office:value-type="float" office:value="2.63020163234475" calcext:value-type="float">
            <text:p>2.6302016323</text:p>
          </table:table-cell>
          <table:table-cell/>
          <table:table-cell table:formula="of:=[.M62]/[.O62]" office:value-type="float" office:value="1.00000004854971" calcext:value-type="float">
            <text:p>1.0000000485</text:p>
          </table:table-cell>
          <table:table-cell table:formula="of:=[.M62]-[.O62]" office:value-type="float" office:value="0.000000127695530149907" calcext:value-type="float">
            <text:p>1.28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-3.35496208201154E-016" calcext:value-type="float">
            <text:p>-3.35496208201154E-016</text:p>
          </table:table-cell>
          <table:table-cell/>
          <table:table-cell table:style-name="ce4" table:formula="of:=[.F21]" office:value-type="float" office:value="2.86065021088903E-015" calcext:value-type="float">
            <text:p>2.86065021088903E-015</text:p>
          </table:table-cell>
          <table:table-cell/>
          <table:table-cell table:formula="of:=[.M69]/[.O69]" office:value-type="float" office:value="-0.117279703377956" calcext:value-type="float">
            <text:p>-0.1172797034</text:p>
          </table:table-cell>
          <table:table-cell table:formula="of:=[.M69]-[.O69]" office:value-type="float" office:value="-3.19614641909018E-015" calcext:value-type="float">
            <text:p>-3.20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.61096612269528E-028" calcext:value-type="float">
            <text:p>3.61096612269528E-028</text:p>
          </table:table-cell>
          <table:table-cell/>
          <table:table-cell table:style-name="ce4" table:formula="of:=[.F22]" office:value-type="float" office:value="-3.10365462226551E-030" calcext:value-type="float">
            <text:p>-3.10365462226551E-030</text:p>
          </table:table-cell>
          <table:table-cell/>
          <table:table-cell table:formula="of:=[.M70]/[.O70]" office:value-type="float" office:value="-116.345617092518" calcext:value-type="float">
            <text:p>-116.3456170925</text:p>
          </table:table-cell>
          <table:table-cell table:formula="of:=[.M70]-[.O70]" office:value-type="float" office:value="3.64200266891794E-028" calcext:value-type="float">
            <text:p>3.64E-02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483.03808525305" calcext:value-type="float">
            <text:p>3483.0380852531</text:p>
          </table:table-cell>
          <table:table-cell/>
          <table:table-cell table:style-name="ce4" table:formula="of:=[.F23]" office:value-type="float" office:value="3483.03806301411" calcext:value-type="float">
            <text:p>3483.0380630141</text:p>
          </table:table-cell>
          <table:table-cell/>
          <table:table-cell table:formula="of:=[.M71]/[.O71]" office:value-type="float" office:value="1.00000000638493" calcext:value-type="float">
            <text:p>1.0000000064</text:p>
          </table:table-cell>
          <table:table-cell table:formula="of:=[.M71]-[.O71]" office:value-type="float" office:value="0.000022238940346142" calcext:value-type="float">
            <text:p>2.22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3.95820656766416E-018" calcext:value-type="float">
            <text:p>3.95820656766416E-018</text:p>
          </table:table-cell>
          <table:table-cell/>
          <table:table-cell table:style-name="ce4" table:formula="of:=[.F24]" office:value-type="float" office:value="-1.19321940303631E-017" calcext:value-type="float">
            <text:p>-1.19321940303631E-017</text:p>
          </table:table-cell>
          <table:table-cell/>
          <table:table-cell table:formula="of:=[.M72]/[.O72]" office:value-type="float" office:value="-0.331724958343115" calcext:value-type="float">
            <text:p>-0.3317249583</text:p>
          </table:table-cell>
          <table:table-cell table:formula="of:=[.M72]-[.O72]" office:value-type="float" office:value="1.58904005980273E-017" calcext:value-type="float">
            <text:p>1.59E-01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-4.24494368631111E-030" calcext:value-type="float">
            <text:p>-4.24494368631111E-030</text:p>
          </table:table-cell>
          <table:table-cell/>
          <table:table-cell table:style-name="ce4" table:formula="of:=[.F25]" office:value-type="float" office:value="9.68910112924323E-033" calcext:value-type="float">
            <text:p>9.68910112924323E-033</text:p>
          </table:table-cell>
          <table:table-cell/>
          <table:table-cell table:formula="of:=[.M73]/[.O73]" office:value-type="float" office:value="-438.115324599018" calcext:value-type="float">
            <text:p>-438.115324599</text:p>
          </table:table-cell>
          <table:table-cell table:formula="of:=[.M73]-[.O73]" office:value-type="float" office:value="-4.25463278744035E-030" calcext:value-type="float">
            <text:p>-4.25E-03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2.63020176004028" calcext:value-type="float">
            <text:p>2.63020176</text:p>
          </table:table-cell>
          <table:table-cell/>
          <table:table-cell table:style-name="ce4" table:formula="of:=[.F26]" office:value-type="float" office:value="2.63020212450068" calcext:value-type="float">
            <text:p>2.6302021245</text:p>
          </table:table-cell>
          <table:table-cell/>
          <table:table-cell table:formula="of:=[.M74]/[.O74]" office:value-type="float" office:value="0.99999986143255" calcext:value-type="float">
            <text:p>0.9999998614</text:p>
          </table:table-cell>
          <table:table-cell table:formula="of:=[.M74]-[.O74]" office:value-type="float" office:value="-0.000000364460400081867" calcext:value-type="float">
            <text:p>-3.64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4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9]" office:value-type="float" office:value="-0.0000000000000141596513800821" calcext:value-type="float">
            <text:p>-1.41596513800821E-014</text:p>
          </table:table-cell>
          <table:table-cell/>
          <table:table-cell table:formula="of:=[.D9]/[.F9]" office:value-type="float" office:value="-0" calcext:value-type="float">
            <text:p>0</text:p>
          </table:table-cell>
          <table:table-cell table:formula="of:=[.D9]-[.F9]" office:value-type="float" office:value="0.0000000000000141596513800821" calcext:value-type="float">
            <text:p>1.41596513800821E-0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00000141596513800821" calcext:value-type="float">
            <text:p>-1.41596513800821E-014</text:p>
          </table:table-cell>
          <table:table-cell/>
          <table:table-cell table:style-name="ce4" table:formula="of:=[.F21]" office:value-type="float" office:value="1.53232099398023E-016" calcext:value-type="float">
            <text:p>1.53232099398023E-016</text:p>
          </table:table-cell>
          <table:table-cell/>
          <table:table-cell table:formula="of:=[.M9]/[.O9]" office:value-type="float" office:value="-92.4065612603934" calcext:value-type="float">
            <text:p>-92.4065612604</text:p>
          </table:table-cell>
          <table:table-cell table:formula="of:=[.M9]-[.O9]" office:value-type="float" office:value="-0.0000000000000143128834794801" calcext:value-type="float">
            <text:p>-1.43E-014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10]" office:value-type="float" office:value="5.67738934655504E-015" calcext:value-type="float">
            <text:p>5.67738934655504E-015</text:p>
          </table:table-cell>
          <table:table-cell/>
          <table:table-cell table:formula="of:=[.D10]/[.F10]" office:value-type="float" office:value="0" calcext:value-type="float">
            <text:p>0</text:p>
          </table:table-cell>
          <table:table-cell table:formula="of:=[.D10]-[.F10]" office:value-type="float" office:value="-5.67738934655504E-015" calcext:value-type="float">
            <text:p>-5.67738934655504E-01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5.67738934655504E-015" calcext:value-type="float">
            <text:p>5.67738934655504E-015</text:p>
          </table:table-cell>
          <table:table-cell/>
          <table:table-cell table:style-name="ce4" table:formula="of:=[.F22]" office:value-type="float" office:value="-2.64247474595742E-030" calcext:value-type="float">
            <text:p>-2.64247474595742E-030</text:p>
          </table:table-cell>
          <table:table-cell/>
          <table:table-cell table:formula="of:=[.M10]/[.O10]" office:value-type="float" office:value="-2.14851224415316E+015" calcext:value-type="float">
            <text:p>-2148512244153160</text:p>
          </table:table-cell>
          <table:table-cell table:formula="of:=[.M10]-[.O10]" office:value-type="float" office:value="5.67738934655504E-015" calcext:value-type="float">
            <text:p>5.68E-01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3483.03808524901" calcext:value-type="float">
            <text:p>3483.038085249</text:p>
          </table:table-cell>
          <table:table-cell/>
          <table:table-cell table:style-name="ce4" table:formula="of:=['After 77 sec tol. 1e-8'.F11]" office:value-type="float" office:value="3483.03808524897" calcext:value-type="float">
            <text:p>3483.038085249</text:p>
          </table:table-cell>
          <table:table-cell/>
          <table:table-cell table:formula="of:=[.D11]/[.F11]" office:value-type="float" office:value="1.00000000000001" calcext:value-type="float">
            <text:p>1</text:p>
          </table:table-cell>
          <table:table-cell table:formula="of:=[.D11]-[.F11]" office:value-type="float" office:value="0.0000000000395630195271224" calcext:value-type="float">
            <text:p>3.95630195271224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83.03808524897" calcext:value-type="float">
            <text:p>3483.038085249</text:p>
          </table:table-cell>
          <table:table-cell/>
          <table:table-cell table:style-name="ce4" table:formula="of:=[.F23]" office:value-type="float" office:value="3483.03808488086" calcext:value-type="float">
            <text:p>3483.0380848809</text:p>
          </table:table-cell>
          <table:table-cell/>
          <table:table-cell table:formula="of:=[.M11]/[.O11]" office:value-type="float" office:value="1.00000000010569" calcext:value-type="float">
            <text:p>1.0000000001</text:p>
          </table:table-cell>
          <table:table-cell table:formula="of:=[.M11]-[.O11]" office:value-type="float" office:value="0.000000368110249837628" calcext:value-type="float">
            <text:p>3.68E-00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12]" office:value-type="float" office:value="-5.16670823625628E-016" calcext:value-type="float">
            <text:p>-5.16670823625628E-016</text:p>
          </table:table-cell>
          <table:table-cell/>
          <table:table-cell table:formula="of:=[.D12]/[.F12]" office:value-type="float" office:value="-0" calcext:value-type="float">
            <text:p>0</text:p>
          </table:table-cell>
          <table:table-cell table:formula="of:=[.D12]-[.F12]" office:value-type="float" office:value="5.16670823625628E-016" calcext:value-type="float">
            <text:p>5.16670823625628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5.16670823625628E-016" calcext:value-type="float">
            <text:p>-5.16670823625628E-016</text:p>
          </table:table-cell>
          <table:table-cell/>
          <table:table-cell table:style-name="ce4" table:formula="of:=[.F24]" office:value-type="float" office:value="5.48928120213317E-017" calcext:value-type="float">
            <text:p>5.48928120213317E-017</text:p>
          </table:table-cell>
          <table:table-cell/>
          <table:table-cell table:formula="of:=[.M12]/[.O12]" office:value-type="float" office:value="-9.41235846006298" calcext:value-type="float">
            <text:p>-9.4123584601</text:p>
          </table:table-cell>
          <table:table-cell table:formula="of:=[.M12]-[.O12]" office:value-type="float" office:value="-5.7156363564696E-016" calcext:value-type="float">
            <text:p>-5.72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13]" office:value-type="float" office:value="-2.72674597053338E-017" calcext:value-type="float">
            <text:p>-2.72674597053338E-017</text:p>
          </table:table-cell>
          <table:table-cell/>
          <table:table-cell table:formula="of:=[.D13]/[.F13]" office:value-type="float" office:value="-0" calcext:value-type="float">
            <text:p>0</text:p>
          </table:table-cell>
          <table:table-cell table:formula="of:=[.D13]-[.F13]" office:value-type="float" office:value="2.72674597053338E-017" calcext:value-type="float">
            <text:p>2.72674597053338E-01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2.72674597053338E-017" calcext:value-type="float">
            <text:p>-2.72674597053338E-017</text:p>
          </table:table-cell>
          <table:table-cell/>
          <table:table-cell table:style-name="ce4" table:formula="of:=[.F25]" office:value-type="float" office:value="-1.65503687715788E-030" calcext:value-type="float">
            <text:p>-1.65503687715788E-030</text:p>
          </table:table-cell>
          <table:table-cell/>
          <table:table-cell table:formula="of:=[.M13]/[.O13]" office:value-type="float" office:value="16475439358281.2" calcext:value-type="float">
            <text:p>16475439358281.2</text:p>
          </table:table-cell>
          <table:table-cell table:formula="of:=[.M13]-[.O13]" office:value-type="float" office:value="-2.72674597053321E-017" calcext:value-type="float">
            <text:p>-2.73E-01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2.63020176010633" calcext:value-type="float">
            <text:p>2.6302017601</text:p>
          </table:table-cell>
          <table:table-cell/>
          <table:table-cell table:style-name="ce4" table:formula="of:=['After 77 sec tol. 1e-8'.F14]" office:value-type="float" office:value="2.63020176010709" calcext:value-type="float">
            <text:p>2.6302017601</text:p>
          </table:table-cell>
          <table:table-cell/>
          <table:table-cell table:formula="of:=[.D14]/[.F14]" office:value-type="float" office:value="0.999999999999711" calcext:value-type="float">
            <text:p>1</text:p>
          </table:table-cell>
          <table:table-cell table:formula="of:=[.D14]-[.F14]" office:value-type="float" office:value="-0.000000000000759836638053457" calcext:value-type="float">
            <text:p>-7.59836638053457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63020176010709" calcext:value-type="float">
            <text:p>2.6302017601</text:p>
          </table:table-cell>
          <table:table-cell/>
          <table:table-cell table:style-name="ce4" table:formula="of:=[.F26]" office:value-type="float" office:value="2.63020176613985" calcext:value-type="float">
            <text:p>2.6302017661</text:p>
          </table:table-cell>
          <table:table-cell/>
          <table:table-cell table:formula="of:=[.M14]/[.O14]" office:value-type="float" office:value="0.999999997706351" calcext:value-type="float">
            <text:p>0.9999999977</text:p>
          </table:table-cell>
          <table:table-cell table:formula="of:=[.M14]-[.O14]" office:value-type="float" office:value="-0.00000000603276006927445" calcext:value-type="float">
            <text:p>-6.03E-009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8'.F15]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1.00000000000002" calcext:value-type="float">
            <text:p>1</text:p>
          </table:table-cell>
          <table:table-cell table:formula="of:=[.D15]-[.F15]" office:value-type="float" office:value="0.00000000000200373051484348" calcext:value-type="float">
            <text:p>2.00373051484348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.99999999999998" calcext:value-type="float">
            <text:p>1</text:p>
          </table:table-cell>
          <table:table-cell table:formula="of:=[.M15]-[.O15]" office:value-type="float" office:value="-0.00000000000200373051484348" calcext:value-type="float">
            <text:p>-2.00E-012</text:p>
          </table:table-cell>
          <table:table-cell/>
          <table:table-cell table:style-name="ce3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1.53232099398023E-016" calcext:value-type="float">
            <text:p>1.53232099398023E-016</text:p>
          </table:table-cell>
          <table:table-cell/>
          <table:table-cell table:formula="of:=[.D21]/[.F21]" office:value-type="float" office:value="0" calcext:value-type="float">
            <text:p>0</text:p>
          </table:table-cell>
          <table:table-cell table:formula="of:=[.D21]-[.F21]" office:value-type="float" office:value="-1.53232099398023E-016" calcext:value-type="float">
            <text:p>-1.53232099398023E-01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00000141596513800821" calcext:value-type="float">
            <text:p>-1.41596513800821E-014</text:p>
          </table:table-cell>
          <table:table-cell/>
          <table:table-cell table:style-name="ce4" table:formula="of:=[.F33]" office:value-type="float" office:value="-6.97703004844819E-015" calcext:value-type="float">
            <text:p>-6.97703004844819E-015</text:p>
          </table:table-cell>
          <table:table-cell/>
          <table:table-cell table:formula="of:=[.M21]/[.O21]" office:value-type="float" office:value="2.02946687655895" calcext:value-type="float">
            <text:p>2.0294668766</text:p>
          </table:table-cell>
          <table:table-cell table:formula="of:=[.M21]-[.O21]" office:value-type="float" office:value="-7.18262133163391E-015" calcext:value-type="float">
            <text:p>-7.18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-2.64247474595742E-030" calcext:value-type="float">
            <text:p>-2.64247474595742E-030</text:p>
          </table:table-cell>
          <table:table-cell/>
          <table:table-cell table:formula="of:=[.D22]/[.F22]" office:value-type="float" office:value="-0" calcext:value-type="float">
            <text:p>0</text:p>
          </table:table-cell>
          <table:table-cell table:formula="of:=[.D22]-[.F22]" office:value-type="float" office:value="2.64247474595742E-030" calcext:value-type="float">
            <text:p>2.64247474595742E-03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5.67738934655504E-015" calcext:value-type="float">
            <text:p>5.67738934655504E-015</text:p>
          </table:table-cell>
          <table:table-cell/>
          <table:table-cell table:style-name="ce4" table:formula="of:=[.F34]" office:value-type="float" office:value="-8.33502773998961E-016" calcext:value-type="float">
            <text:p>-8.33502773998961E-016</text:p>
          </table:table-cell>
          <table:table-cell/>
          <table:table-cell table:formula="of:=[.M22]/[.O22]" office:value-type="float" office:value="-6.81148224536337" calcext:value-type="float">
            <text:p>-6.8114822454</text:p>
          </table:table-cell>
          <table:table-cell table:formula="of:=[.M22]-[.O22]" office:value-type="float" office:value="6.510892120554E-015" calcext:value-type="float">
            <text:p>6.51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83.03808524901" calcext:value-type="float">
            <text:p>3483.038085249</text:p>
          </table:table-cell>
          <table:table-cell/>
          <table:table-cell table:style-name="ce3" office:value-type="float" office:value="3483.03808488086" calcext:value-type="float">
            <text:p>3483.0380848809</text:p>
          </table:table-cell>
          <table:table-cell/>
          <table:table-cell table:formula="of:=[.D23]/[.F23]" office:value-type="float" office:value="1.0000000001057" calcext:value-type="float">
            <text:p>1.0000000001</text:p>
          </table:table-cell>
          <table:table-cell table:formula="of:=[.D23]-[.F23]" office:value-type="float" office:value="0.000000368149812857155" calcext:value-type="float">
            <text:p>3.68149812857155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83.03808524897" calcext:value-type="float">
            <text:p>3483.038085249</text:p>
          </table:table-cell>
          <table:table-cell/>
          <table:table-cell table:style-name="ce4" table:formula="of:=[.F35]" office:value-type="float" office:value="3483.03808524909" calcext:value-type="float">
            <text:p>3483.0380852491</text:p>
          </table:table-cell>
          <table:table-cell/>
          <table:table-cell table:formula="of:=[.M23]/[.O23]" office:value-type="float" office:value="0.999999999999966" calcext:value-type="float">
            <text:p>1</text:p>
          </table:table-cell>
          <table:table-cell table:formula="of:=[.M23]-[.O23]" office:value-type="float" office:value="-0.00000000011959855328314" calcext:value-type="float">
            <text:p>-1.20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5.48928120213317E-017" calcext:value-type="float">
            <text:p>5.48928120213317E-017</text:p>
          </table:table-cell>
          <table:table-cell/>
          <table:table-cell table:formula="of:=[.D24]/[.F24]" office:value-type="float" office:value="0" calcext:value-type="float">
            <text:p>0</text:p>
          </table:table-cell>
          <table:table-cell table:formula="of:=[.D24]-[.F24]" office:value-type="float" office:value="-5.48928120213317E-017" calcext:value-type="float">
            <text:p>-5.48928120213317E-01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5.16670823625628E-016" calcext:value-type="float">
            <text:p>-5.16670823625628E-016</text:p>
          </table:table-cell>
          <table:table-cell/>
          <table:table-cell table:style-name="ce4" table:formula="of:=[.F36]" office:value-type="float" office:value="-3.13068904146993E-016" calcext:value-type="float">
            <text:p>-3.13068904146993E-016</text:p>
          </table:table-cell>
          <table:table-cell/>
          <table:table-cell table:formula="of:=[.M24]/[.O24]" office:value-type="float" office:value="1.65034219873539" calcext:value-type="float">
            <text:p>1.6503421987</text:p>
          </table:table-cell>
          <table:table-cell table:formula="of:=[.M24]-[.O24]" office:value-type="float" office:value="-2.03601919478635E-016" calcext:value-type="float">
            <text:p>-2.04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-1.65503687715788E-030" calcext:value-type="float">
            <text:p>-1.65503687715788E-030</text:p>
          </table:table-cell>
          <table:table-cell/>
          <table:table-cell table:formula="of:=[.D25]/[.F25]" office:value-type="float" office:value="-0" calcext:value-type="float">
            <text:p>0</text:p>
          </table:table-cell>
          <table:table-cell table:formula="of:=[.D25]-[.F25]" office:value-type="float" office:value="1.65503687715788E-030" calcext:value-type="float">
            <text:p>1.65503687715788E-03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2.72674597053338E-017" calcext:value-type="float">
            <text:p>-2.72674597053338E-017</text:p>
          </table:table-cell>
          <table:table-cell/>
          <table:table-cell table:style-name="ce4" table:formula="of:=[.F37]" office:value-type="float" office:value="-1.86938143857278E-016" calcext:value-type="float">
            <text:p>-1.86938143857278E-016</text:p>
          </table:table-cell>
          <table:table-cell/>
          <table:table-cell table:formula="of:=[.M25]/[.O25]" office:value-type="float" office:value="0.145863541504679" calcext:value-type="float">
            <text:p>0.1458635415</text:p>
          </table:table-cell>
          <table:table-cell table:formula="of:=[.M25]-[.O25]" office:value-type="float" office:value="1.59670684151944E-016" calcext:value-type="float">
            <text:p>1.60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2.63020176613985" calcext:value-type="float">
            <text:p>2.6302017661</text:p>
          </table:table-cell>
          <table:table-cell/>
          <table:table-cell table:formula="of:=[.D26]/[.F26]" office:value-type="float" office:value="0.999999997706062" calcext:value-type="float">
            <text:p>0.9999999977</text:p>
          </table:table-cell>
          <table:table-cell table:formula="of:=[.D26]-[.F26]" office:value-type="float" office:value="-0.0000000060335199059125" calcext:value-type="float">
            <text:p>-0.00000000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63020176010709" calcext:value-type="float">
            <text:p>2.6302017601</text:p>
          </table:table-cell>
          <table:table-cell/>
          <table:table-cell table:style-name="ce4" table:formula="of:=[.F38]" office:value-type="float" office:value="2.63020176010516" calcext:value-type="float">
            <text:p>2.6302017601</text:p>
          </table:table-cell>
          <table:table-cell/>
          <table:table-cell table:formula="of:=[.M26]/[.O26]" office:value-type="float" office:value="1.00000000000073" calcext:value-type="float">
            <text:p>1</text:p>
          </table:table-cell>
          <table:table-cell table:formula="of:=[.M26]-[.O26]" office:value-type="float" office:value="0.00000000000192956761679852" calcext:value-type="float">
            <text:p>1.93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.99999999999998" calcext:value-type="float">
            <text:p>1</text:p>
          </table:table-cell>
          <table:table-cell table:formula="of:=[.M27]-[.O27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-6.97703004844819E-015" calcext:value-type="float">
            <text:p>-6.97703004844819E-015</text:p>
          </table:table-cell>
          <table:table-cell/>
          <table:table-cell table:formula="of:=[.D33]/[.F33]" office:value-type="float" office:value="-0" calcext:value-type="float">
            <text:p>0</text:p>
          </table:table-cell>
          <table:table-cell table:formula="of:=[.D33]-[.F33]" office:value-type="float" office:value="6.97703004844819E-015" calcext:value-type="float">
            <text:p>6.97703004844819E-01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-6.97703004844819E-015" calcext:value-type="float">
            <text:p>-6.97703004844819E-015</text:p>
          </table:table-cell>
          <table:table-cell/>
          <table:table-cell table:style-name="ce4" table:formula="of:=[.F21]" office:value-type="float" office:value="1.53232099398023E-016" calcext:value-type="float">
            <text:p>1.53232099398023E-016</text:p>
          </table:table-cell>
          <table:table-cell/>
          <table:table-cell table:formula="of:=[.M33]/[.O33]" office:value-type="float" office:value="-45.5324313629955" calcext:value-type="float">
            <text:p>-45.532431363</text:p>
          </table:table-cell>
          <table:table-cell table:formula="of:=[.M33]-[.O33]" office:value-type="float" office:value="-7.13026214784621E-015" calcext:value-type="float">
            <text:p>-7.13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-8.33502773998961E-016" calcext:value-type="float">
            <text:p>-8.33502773998961E-016</text:p>
          </table:table-cell>
          <table:table-cell/>
          <table:table-cell table:formula="of:=[.D34]/[.F34]" office:value-type="float" office:value="-0" calcext:value-type="float">
            <text:p>0</text:p>
          </table:table-cell>
          <table:table-cell table:formula="of:=[.D34]-[.F34]" office:value-type="float" office:value="8.33502773998961E-016" calcext:value-type="float">
            <text:p>8.33502773998961E-01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-8.33502773998961E-016" calcext:value-type="float">
            <text:p>-8.33502773998961E-016</text:p>
          </table:table-cell>
          <table:table-cell/>
          <table:table-cell table:style-name="ce4" table:formula="of:=[.F22]" office:value-type="float" office:value="-2.64247474595742E-030" calcext:value-type="float">
            <text:p>-2.64247474595742E-030</text:p>
          </table:table-cell>
          <table:table-cell/>
          <table:table-cell table:formula="of:=[.M34]/[.O34]" office:value-type="float" office:value="315425067079294" calcext:value-type="float">
            <text:p>315425067079294</text:p>
          </table:table-cell>
          <table:table-cell table:formula="of:=[.M34]-[.O34]" office:value-type="float" office:value="-8.33502773998958E-016" calcext:value-type="float">
            <text:p>-8.34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83.03808524901" calcext:value-type="float">
            <text:p>3483.038085249</text:p>
          </table:table-cell>
          <table:table-cell/>
          <table:table-cell table:style-name="ce3" office:value-type="float" office:value="3483.03808524909" calcext:value-type="float">
            <text:p>3483.0380852491</text:p>
          </table:table-cell>
          <table:table-cell/>
          <table:table-cell table:formula="of:=[.D35]/[.F35]" office:value-type="float" office:value="0.999999999999977" calcext:value-type="float">
            <text:p>1</text:p>
          </table:table-cell>
          <table:table-cell table:formula="of:=[.D35]-[.F35]" office:value-type="float" office:value="-0.0000000000800355337560177" calcext:value-type="float">
            <text:p>-8.00355337560177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3483.03808524909" calcext:value-type="float">
            <text:p>3483.0380852491</text:p>
          </table:table-cell>
          <table:table-cell/>
          <table:table-cell table:style-name="ce4" table:formula="of:=[.F23]" office:value-type="float" office:value="3483.03808488086" calcext:value-type="float">
            <text:p>3483.0380848809</text:p>
          </table:table-cell>
          <table:table-cell/>
          <table:table-cell table:formula="of:=[.M35]/[.O35]" office:value-type="float" office:value="1.00000000010572" calcext:value-type="float">
            <text:p>1.0000000001</text:p>
          </table:table-cell>
          <table:table-cell table:formula="of:=[.M35]-[.O35]" office:value-type="float" office:value="0.000000368229848390911" calcext:value-type="float">
            <text:p>3.68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-3.13068904146993E-016" calcext:value-type="float">
            <text:p>-3.13068904146993E-016</text:p>
          </table:table-cell>
          <table:table-cell/>
          <table:table-cell table:formula="of:=[.D36]/[.F36]" office:value-type="float" office:value="-0" calcext:value-type="float">
            <text:p>0</text:p>
          </table:table-cell>
          <table:table-cell table:formula="of:=[.D36]-[.F36]" office:value-type="float" office:value="3.13068904146993E-016" calcext:value-type="float">
            <text:p>3.13068904146993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-3.13068904146993E-016" calcext:value-type="float">
            <text:p>-3.13068904146993E-016</text:p>
          </table:table-cell>
          <table:table-cell/>
          <table:table-cell table:style-name="ce4" table:formula="of:=[.F24]" office:value-type="float" office:value="5.48928120213317E-017" calcext:value-type="float">
            <text:p>5.48928120213317E-017</text:p>
          </table:table-cell>
          <table:table-cell/>
          <table:table-cell table:formula="of:=[.M36]/[.O36]" office:value-type="float" office:value="-5.70327685208279" calcext:value-type="float">
            <text:p>-5.7032768521</text:p>
          </table:table-cell>
          <table:table-cell table:formula="of:=[.M36]-[.O36]" office:value-type="float" office:value="-3.67961716168325E-016" calcext:value-type="float">
            <text:p>-3.68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-1.86938143857278E-016" calcext:value-type="float">
            <text:p>-1.86938143857278E-016</text:p>
          </table:table-cell>
          <table:table-cell/>
          <table:table-cell table:formula="of:=[.D37]/[.F37]" office:value-type="float" office:value="-0" calcext:value-type="float">
            <text:p>0</text:p>
          </table:table-cell>
          <table:table-cell table:formula="of:=[.D37]-[.F37]" office:value-type="float" office:value="1.86938143857278E-016" calcext:value-type="float">
            <text:p>1.86938143857278E-01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-1.86938143857278E-016" calcext:value-type="float">
            <text:p>-1.86938143857278E-016</text:p>
          </table:table-cell>
          <table:table-cell/>
          <table:table-cell table:style-name="ce4" table:formula="of:=[.F25]" office:value-type="float" office:value="-1.65503687715788E-030" calcext:value-type="float">
            <text:p>-1.65503687715788E-030</text:p>
          </table:table-cell>
          <table:table-cell/>
          <table:table-cell table:formula="of:=[.M37]/[.O37]" office:value-type="float" office:value="112951044437329" calcext:value-type="float">
            <text:p>112951044437329</text:p>
          </table:table-cell>
          <table:table-cell table:formula="of:=[.M37]-[.O37]" office:value-type="float" office:value="-1.86938143857276E-016" calcext:value-type="float">
            <text:p>-1.87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2.63020176010516" calcext:value-type="float">
            <text:p>2.6302017601</text:p>
          </table:table-cell>
          <table:table-cell/>
          <table:table-cell table:formula="of:=[.D38]/[.F38]" office:value-type="float" office:value="1.00000000000044" calcext:value-type="float">
            <text:p>1</text:p>
          </table:table-cell>
          <table:table-cell table:formula="of:=[.D38]-[.F38]" office:value-type="float" office:value="0.00000000000116973097874507" calcext:value-type="float">
            <text:p>1.16973097874507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2.63020176010516" calcext:value-type="float">
            <text:p>2.6302017601</text:p>
          </table:table-cell>
          <table:table-cell/>
          <table:table-cell table:style-name="ce4" table:formula="of:=[.F26]" office:value-type="float" office:value="2.63020176613985" calcext:value-type="float">
            <text:p>2.6302017661</text:p>
          </table:table-cell>
          <table:table-cell/>
          <table:table-cell table:formula="of:=[.M38]/[.O38]" office:value-type="float" office:value="0.999999997705617" calcext:value-type="float">
            <text:p>0.9999999977</text:p>
          </table:table-cell>
          <table:table-cell table:formula="of:=[.M38]-[.O38]" office:value-type="float" office:value="-0.00000000603468963689124" calcext:value-type="float">
            <text:p>-6.03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6.60172411727873E-017" calcext:value-type="float">
            <text:p>6.60172411727873E-017</text:p>
          </table:table-cell>
          <table:table-cell/>
          <table:table-cell table:formula="of:=[.D45]/[.F45]" office:value-type="float" office:value="0" calcext:value-type="float">
            <text:p>0</text:p>
          </table:table-cell>
          <table:table-cell table:formula="of:=[.D45]-[.F45]" office:value-type="float" office:value="-6.60172411727873E-017" calcext:value-type="float">
            <text:p>-6.60172411727873E-01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00000141596513800821" calcext:value-type="float">
            <text:p>-1.41596513800821E-014</text:p>
          </table:table-cell>
          <table:table-cell/>
          <table:table-cell table:style-name="ce4" table:formula="of:=[.F45]" office:value-type="float" office:value="6.60172411727873E-017" calcext:value-type="float">
            <text:p>6.60172411727873E-017</text:p>
          </table:table-cell>
          <table:table-cell/>
          <table:table-cell table:formula="of:=[.M45]/[.O45]" office:value-type="float" office:value="-214.484142756314" calcext:value-type="float">
            <text:p>-214.4841427563</text:p>
          </table:table-cell>
          <table:table-cell table:formula="of:=[.M45]-[.O45]" office:value-type="float" office:value="-0.0000000000000142256686212549" calcext:value-type="float">
            <text:p>-1.42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1.26064841414797E-031" calcext:value-type="float">
            <text:p>1.26064841414797E-031</text:p>
          </table:table-cell>
          <table:table-cell/>
          <table:table-cell table:formula="of:=[.D46]/[.F46]" office:value-type="float" office:value="0" calcext:value-type="float">
            <text:p>0</text:p>
          </table:table-cell>
          <table:table-cell table:formula="of:=[.D46]-[.F46]" office:value-type="float" office:value="-1.26064841414797E-031" calcext:value-type="float">
            <text:p>-1.26064841414797E-03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5.67738934655504E-015" calcext:value-type="float">
            <text:p>5.67738934655504E-015</text:p>
          </table:table-cell>
          <table:table-cell/>
          <table:table-cell table:style-name="ce4" table:formula="of:=[.F46]" office:value-type="float" office:value="1.26064841414797E-031" calcext:value-type="float">
            <text:p>1.26064841414797E-031</text:p>
          </table:table-cell>
          <table:table-cell/>
          <table:table-cell table:formula="of:=[.M46]/[.O46]" office:value-type="float" office:value="4.50354697062162E+016" calcext:value-type="float">
            <text:p>45035469706216200</text:p>
          </table:table-cell>
          <table:table-cell table:formula="of:=[.M46]-[.O46]" office:value-type="float" office:value="5.67738934655504E-015" calcext:value-type="float">
            <text:p>5.68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83.03808524901" calcext:value-type="float">
            <text:p>3483.038085249</text:p>
          </table:table-cell>
          <table:table-cell/>
          <table:table-cell table:style-name="ce3" office:value-type="float" office:value="3483.03808524902" calcext:value-type="float">
            <text:p>3483.038085249</text:p>
          </table:table-cell>
          <table:table-cell/>
          <table:table-cell table:formula="of:=[.D47]/[.F47]" office:value-type="float" office:value="0.999999999999997" calcext:value-type="float">
            <text:p>1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83.03808524897" calcext:value-type="float">
            <text:p>3483.038085249</text:p>
          </table:table-cell>
          <table:table-cell/>
          <table:table-cell table:style-name="ce4" table:formula="of:=[.F47]" office:value-type="float" office:value="3483.03808524902" calcext:value-type="float">
            <text:p>3483.038085249</text:p>
          </table:table-cell>
          <table:table-cell/>
          <table:table-cell table:formula="of:=[.M47]/[.O47]" office:value-type="float" office:value="0.999999999999986" calcext:value-type="float">
            <text:p>1</text:p>
          </table:table-cell>
          <table:table-cell table:formula="of:=[.M47]-[.O47]" office:value-type="float" office:value="-0.0000000000495674612466246" calcext:value-type="float">
            <text:p>-4.96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-6.58832644778709E-018" calcext:value-type="float">
            <text:p>-6.58832644778709E-018</text:p>
          </table:table-cell>
          <table:table-cell/>
          <table:table-cell table:formula="of:=[.D48]/[.F48]" office:value-type="float" office:value="-0" calcext:value-type="float">
            <text:p>0</text:p>
          </table:table-cell>
          <table:table-cell table:formula="of:=[.D48]-[.F48]" office:value-type="float" office:value="6.58832644778709E-018" calcext:value-type="float">
            <text:p>6.58832644778709E-01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5.16670823625628E-016" calcext:value-type="float">
            <text:p>-5.16670823625628E-016</text:p>
          </table:table-cell>
          <table:table-cell/>
          <table:table-cell table:style-name="ce4" table:formula="of:=[.F48]" office:value-type="float" office:value="-6.58832644778709E-018" calcext:value-type="float">
            <text:p>-6.58832644778709E-018</text:p>
          </table:table-cell>
          <table:table-cell/>
          <table:table-cell table:formula="of:=[.M48]/[.O48]" office:value-type="float" office:value="78.4221649792671" calcext:value-type="float">
            <text:p>78.4221649793</text:p>
          </table:table-cell>
          <table:table-cell table:formula="of:=[.M48]-[.O48]" office:value-type="float" office:value="-5.10082497177841E-016" calcext:value-type="float">
            <text:p>-5.10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-1.64511455016225E-032" calcext:value-type="float">
            <text:p>-1.64511455016225E-032</text:p>
          </table:table-cell>
          <table:table-cell/>
          <table:table-cell table:formula="of:=[.D49]/[.F49]" office:value-type="float" office:value="-0" calcext:value-type="float">
            <text:p>0</text:p>
          </table:table-cell>
          <table:table-cell table:formula="of:=[.D49]-[.F49]" office:value-type="float" office:value="1.64511455016225E-032" calcext:value-type="float">
            <text:p>1.64511455016225E-03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2.72674597053338E-017" calcext:value-type="float">
            <text:p>-2.72674597053338E-017</text:p>
          </table:table-cell>
          <table:table-cell/>
          <table:table-cell table:style-name="ce4" table:formula="of:=[.F49]" office:value-type="float" office:value="-1.64511455016225E-032" calcext:value-type="float">
            <text:p>-1.64511455016225E-032</text:p>
          </table:table-cell>
          <table:table-cell/>
          <table:table-cell table:formula="of:=[.M49]/[.O49]" office:value-type="float" office:value="1.6574809153955E+015" calcext:value-type="float">
            <text:p>1657480915395500</text:p>
          </table:table-cell>
          <table:table-cell table:formula="of:=[.M49]-[.O49]" office:value-type="float" office:value="-2.72674597053338E-017" calcext:value-type="float">
            <text:p>-2.73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2.63020176010633" calcext:value-type="float">
            <text:p>2.6302017601</text:p>
          </table:table-cell>
          <table:table-cell/>
          <table:table-cell table:formula="of:=[.D50]/[.F50]" office:value-type="float" office:value="1" calcext:value-type="float">
            <text:p>1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63020176010709" calcext:value-type="float">
            <text:p>2.6302017601</text:p>
          </table:table-cell>
          <table:table-cell/>
          <table:table-cell table:style-name="ce4" table:formula="of:=[.F50]" office:value-type="float" office:value="2.63020176010633" calcext:value-type="float">
            <text:p>2.6302017601</text:p>
          </table:table-cell>
          <table:table-cell/>
          <table:table-cell table:formula="of:=[.M50]/[.O50]" office:value-type="float" office:value="1.00000000000029" calcext:value-type="float">
            <text:p>1</text:p>
          </table:table-cell>
          <table:table-cell table:formula="of:=[.M50]-[.O50]" office:value-type="float" office:value="0.000000000000759836638053457" calcext:value-type="float">
            <text:p>7.60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.99999999999998" calcext:value-type="float">
            <text:p>1</text:p>
          </table:table-cell>
          <table:table-cell table:formula="of:=[.M51]-[.O51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6.60172411727873E-017" calcext:value-type="float">
            <text:p>6.60172411727873E-017</text:p>
          </table:table-cell>
          <table:table-cell/>
          <table:table-cell table:style-name="ce4" table:formula="of:=[.F33]" office:value-type="float" office:value="-6.97703004844819E-015" calcext:value-type="float">
            <text:p>-6.97703004844819E-015</text:p>
          </table:table-cell>
          <table:table-cell/>
          <table:table-cell table:formula="of:=[.M57]/[.O57]" office:value-type="float" office:value="-0.00946208353903688" calcext:value-type="float">
            <text:p>-0.0094620835</text:p>
          </table:table-cell>
          <table:table-cell table:formula="of:=[.M57]-[.O57]" office:value-type="float" office:value="7.04304728962098E-015" calcext:value-type="float">
            <text:p>7.04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.26064841414797E-031" calcext:value-type="float">
            <text:p>1.26064841414797E-031</text:p>
          </table:table-cell>
          <table:table-cell/>
          <table:table-cell table:style-name="ce4" table:formula="of:=[.F34]" office:value-type="float" office:value="-8.33502773998961E-016" calcext:value-type="float">
            <text:p>-8.33502773998961E-016</text:p>
          </table:table-cell>
          <table:table-cell/>
          <table:table-cell table:formula="of:=[.M58]/[.O58]" office:value-type="float" office:value="-1.51247056815379E-016" calcext:value-type="float">
            <text:p>-1.51247056815379E-016</text:p>
          </table:table-cell>
          <table:table-cell table:formula="of:=[.M58]-[.O58]" office:value-type="float" office:value="8.33502773998961E-016" calcext:value-type="float">
            <text:p>8.34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483.03808524902" calcext:value-type="float">
            <text:p>3483.038085249</text:p>
          </table:table-cell>
          <table:table-cell/>
          <table:table-cell table:style-name="ce4" table:formula="of:=[.F35]" office:value-type="float" office:value="3483.03808524909" calcext:value-type="float">
            <text:p>3483.0380852491</text:p>
          </table:table-cell>
          <table:table-cell/>
          <table:table-cell table:formula="of:=[.M59]/[.O59]" office:value-type="float" office:value="0.99999999999998" calcext:value-type="float">
            <text:p>1</text:p>
          </table:table-cell>
          <table:table-cell table:formula="of:=[.M59]-[.O59]" office:value-type="float" office:value="-0.0000000000700310920365155" calcext:value-type="float">
            <text:p>-7.00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6.58832644778709E-018" calcext:value-type="float">
            <text:p>-6.58832644778709E-018</text:p>
          </table:table-cell>
          <table:table-cell/>
          <table:table-cell table:style-name="ce4" table:formula="of:=[.F36]" office:value-type="float" office:value="-3.13068904146993E-016" calcext:value-type="float">
            <text:p>-3.13068904146993E-016</text:p>
          </table:table-cell>
          <table:table-cell/>
          <table:table-cell table:formula="of:=[.M60]/[.O60]" office:value-type="float" office:value="0.0210443335652835" calcext:value-type="float">
            <text:p>0.0210443336</text:p>
          </table:table-cell>
          <table:table-cell table:formula="of:=[.M60]-[.O60]" office:value-type="float" office:value="3.06480577699206E-016" calcext:value-type="float">
            <text:p>3.06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-1.64511455016225E-032" calcext:value-type="float">
            <text:p>-1.64511455016225E-032</text:p>
          </table:table-cell>
          <table:table-cell/>
          <table:table-cell table:style-name="ce4" table:formula="of:=[.F37]" office:value-type="float" office:value="-1.86938143857278E-016" calcext:value-type="float">
            <text:p>-1.86938143857278E-016</text:p>
          </table:table-cell>
          <table:table-cell/>
          <table:table-cell table:formula="of:=[.M61]/[.O61]" office:value-type="float" office:value="8.80031499306128E-017" calcext:value-type="float">
            <text:p>8.80031499306128E-017</text:p>
          </table:table-cell>
          <table:table-cell table:formula="of:=[.M61]-[.O61]" office:value-type="float" office:value="1.86938143857278E-016" calcext:value-type="float">
            <text:p>1.87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2.63020176010633" calcext:value-type="float">
            <text:p>2.6302017601</text:p>
          </table:table-cell>
          <table:table-cell/>
          <table:table-cell table:style-name="ce4" table:formula="of:=[.F38]" office:value-type="float" office:value="2.63020176010516" calcext:value-type="float">
            <text:p>2.6302017601</text:p>
          </table:table-cell>
          <table:table-cell/>
          <table:table-cell table:formula="of:=[.M62]/[.O62]" office:value-type="float" office:value="1.00000000000044" calcext:value-type="float">
            <text:p>1</text:p>
          </table:table-cell>
          <table:table-cell table:formula="of:=[.M62]-[.O62]" office:value-type="float" office:value="0.00000000000116973097874507" calcext:value-type="float">
            <text:p>1.17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6.60172411727873E-017" calcext:value-type="float">
            <text:p>6.60172411727873E-017</text:p>
          </table:table-cell>
          <table:table-cell/>
          <table:table-cell table:style-name="ce4" table:formula="of:=[.F21]" office:value-type="float" office:value="1.53232099398023E-016" calcext:value-type="float">
            <text:p>1.53232099398023E-016</text:p>
          </table:table-cell>
          <table:table-cell/>
          <table:table-cell table:formula="of:=[.M69]/[.O69]" office:value-type="float" office:value="0.430831669292127" calcext:value-type="float">
            <text:p>0.4308316693</text:p>
          </table:table-cell>
          <table:table-cell table:formula="of:=[.M69]-[.O69]" office:value-type="float" office:value="-8.72148582252357E-017" calcext:value-type="float">
            <text:p>-8.72E-01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.26064841414797E-031" calcext:value-type="float">
            <text:p>1.26064841414797E-031</text:p>
          </table:table-cell>
          <table:table-cell/>
          <table:table-cell table:style-name="ce4" table:formula="of:=[.F22]" office:value-type="float" office:value="-2.64247474595742E-030" calcext:value-type="float">
            <text:p>-2.64247474595742E-030</text:p>
          </table:table-cell>
          <table:table-cell/>
          <table:table-cell table:formula="of:=[.M70]/[.O70]" office:value-type="float" office:value="-0.0477071130415368" calcext:value-type="float">
            <text:p>-0.047707113</text:p>
          </table:table-cell>
          <table:table-cell table:formula="of:=[.M70]-[.O70]" office:value-type="float" office:value="2.76853958737222E-030" calcext:value-type="float">
            <text:p>2.77E-03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483.03808524902" calcext:value-type="float">
            <text:p>3483.038085249</text:p>
          </table:table-cell>
          <table:table-cell/>
          <table:table-cell table:style-name="ce4" table:formula="of:=[.F23]" office:value-type="float" office:value="3483.03808488086" calcext:value-type="float">
            <text:p>3483.0380848809</text:p>
          </table:table-cell>
          <table:table-cell/>
          <table:table-cell table:formula="of:=[.M71]/[.O71]" office:value-type="float" office:value="1.0000000001057" calcext:value-type="float">
            <text:p>1.0000000001</text:p>
          </table:table-cell>
          <table:table-cell table:formula="of:=[.M71]-[.O71]" office:value-type="float" office:value="0.000000368159817298874" calcext:value-type="float">
            <text:p>3.68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6.58832644778709E-018" calcext:value-type="float">
            <text:p>-6.58832644778709E-018</text:p>
          </table:table-cell>
          <table:table-cell/>
          <table:table-cell table:style-name="ce4" table:formula="of:=[.F24]" office:value-type="float" office:value="5.48928120213317E-017" calcext:value-type="float">
            <text:p>5.48928120213317E-017</text:p>
          </table:table-cell>
          <table:table-cell/>
          <table:table-cell table:formula="of:=[.M72]/[.O72]" office:value-type="float" office:value="-0.12002166049039" calcext:value-type="float">
            <text:p>-0.1200216605</text:p>
          </table:table-cell>
          <table:table-cell table:formula="of:=[.M72]-[.O72]" office:value-type="float" office:value="-6.14811384691188E-017" calcext:value-type="float">
            <text:p>-6.15E-01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-1.64511455016225E-032" calcext:value-type="float">
            <text:p>-1.64511455016225E-032</text:p>
          </table:table-cell>
          <table:table-cell/>
          <table:table-cell table:style-name="ce4" table:formula="of:=[.F25]" office:value-type="float" office:value="-1.65503687715788E-030" calcext:value-type="float">
            <text:p>-1.65503687715788E-030</text:p>
          </table:table-cell>
          <table:table-cell/>
          <table:table-cell table:formula="of:=[.M73]/[.O73]" office:value-type="float" office:value="0.00994004769843758" calcext:value-type="float">
            <text:p>0.0099400477</text:p>
          </table:table-cell>
          <table:table-cell table:formula="of:=[.M73]-[.O73]" office:value-type="float" office:value="1.63858573165626E-030" calcext:value-type="float">
            <text:p>1.64E-03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2.63020176010633" calcext:value-type="float">
            <text:p>2.6302017601</text:p>
          </table:table-cell>
          <table:table-cell/>
          <table:table-cell table:style-name="ce4" table:formula="of:=[.F26]" office:value-type="float" office:value="2.63020176613985" calcext:value-type="float">
            <text:p>2.6302017661</text:p>
          </table:table-cell>
          <table:table-cell/>
          <table:table-cell table:formula="of:=[.M74]/[.O74]" office:value-type="float" office:value="0.999999997706062" calcext:value-type="float">
            <text:p>0.9999999977</text:p>
          </table:table-cell>
          <table:table-cell table:formula="of:=[.M74]-[.O74]" office:value-type="float" office:value="-0.0000000060335199059125" calcext:value-type="float">
            <text:p>-6.03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4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4'.F9]" office:value-type="float" office:value="-0.0000000000000141596513800821" calcext:value-type="float">
            <text:p>-1.41596513800821E-014</text:p>
          </table:table-cell>
          <table:table-cell/>
          <table:table-cell table:formula="of:=[.D9]/[.F9]" office:value-type="float" office:value="-0" calcext:value-type="float">
            <text:p>0</text:p>
          </table:table-cell>
          <table:table-cell table:formula="of:=[.D9]-[.F9]" office:value-type="float" office:value="0.0000000000000141596513800821" calcext:value-type="float">
            <text:p>1.41596513800821E-0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00000141596513800821" calcext:value-type="float">
            <text:p>-1.41596513800821E-014</text:p>
          </table:table-cell>
          <table:table-cell/>
          <table:table-cell table:style-name="ce4" table:formula="of:=[.F21]" office:value-type="float" office:value="1.72581476094726E-015" calcext:value-type="float">
            <text:p>1.72581476094726E-015</text:p>
          </table:table-cell>
          <table:table-cell/>
          <table:table-cell table:formula="of:=[.M9]/[.O9]" office:value-type="float" office:value="-8.20461830579673" calcext:value-type="float">
            <text:p>-8.2046183058</text:p>
          </table:table-cell>
          <table:table-cell table:formula="of:=[.M9]-[.O9]" office:value-type="float" office:value="-0.0000000000000158854661410294" calcext:value-type="float">
            <text:p>-1.59E-014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4'.F10]" office:value-type="float" office:value="5.67738934655504E-015" calcext:value-type="float">
            <text:p>5.67738934655504E-015</text:p>
          </table:table-cell>
          <table:table-cell/>
          <table:table-cell table:formula="of:=[.D10]/[.F10]" office:value-type="float" office:value="0" calcext:value-type="float">
            <text:p>0</text:p>
          </table:table-cell>
          <table:table-cell table:formula="of:=[.D10]-[.F10]" office:value-type="float" office:value="-5.67738934655504E-015" calcext:value-type="float">
            <text:p>-5.67738934655504E-01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5.67738934655504E-015" calcext:value-type="float">
            <text:p>5.67738934655504E-015</text:p>
          </table:table-cell>
          <table:table-cell/>
          <table:table-cell table:style-name="ce4" table:formula="of:=[.F22]" office:value-type="float" office:value="-4.70724162624689E-030" calcext:value-type="float">
            <text:p>-4.70724162624689E-030</text:p>
          </table:table-cell>
          <table:table-cell/>
          <table:table-cell table:formula="of:=[.M10]/[.O10]" office:value-type="float" office:value="-1.20609686039883E+015" calcext:value-type="float">
            <text:p>-1206096860398830</text:p>
          </table:table-cell>
          <table:table-cell table:formula="of:=[.M10]-[.O10]" office:value-type="float" office:value="5.67738934655505E-015" calcext:value-type="float">
            <text:p>5.68E-01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3483.03808524902" calcext:value-type="float">
            <text:p>3483.038085249</text:p>
          </table:table-cell>
          <table:table-cell/>
          <table:table-cell table:style-name="ce4" table:formula="of:=['After 77 sec tol. 1e-14'.F11]" office:value-type="float" office:value="3483.03808524897" calcext:value-type="float">
            <text:p>3483.038085249</text:p>
          </table:table-cell>
          <table:table-cell/>
          <table:table-cell table:formula="of:=[.D11]/[.F11]" office:value-type="float" office:value="1.00000000000001" calcext:value-type="float">
            <text:p>1</text:p>
          </table:table-cell>
          <table:table-cell table:formula="of:=[.D11]-[.F11]" office:value-type="float" office:value="0.0000000000495674612466246" calcext:value-type="float">
            <text:p>4.95674612466246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83.03808524897" calcext:value-type="float">
            <text:p>3483.038085249</text:p>
          </table:table-cell>
          <table:table-cell/>
          <table:table-cell table:style-name="ce4" table:formula="of:=[.F23]" office:value-type="float" office:value="3483.03808256135" calcext:value-type="float">
            <text:p>3483.0380825614</text:p>
          </table:table-cell>
          <table:table-cell/>
          <table:table-cell table:formula="of:=[.M11]/[.O11]" office:value-type="float" office:value="1.00000000077163" calcext:value-type="float">
            <text:p>1.0000000008</text:p>
          </table:table-cell>
          <table:table-cell table:formula="of:=[.M11]-[.O11]" office:value-type="float" office:value="0.00000268762005362078" calcext:value-type="float">
            <text:p>2.69E-00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4'.F12]" office:value-type="float" office:value="-5.16670823625628E-016" calcext:value-type="float">
            <text:p>-5.16670823625628E-016</text:p>
          </table:table-cell>
          <table:table-cell/>
          <table:table-cell table:formula="of:=[.D12]/[.F12]" office:value-type="float" office:value="-0" calcext:value-type="float">
            <text:p>0</text:p>
          </table:table-cell>
          <table:table-cell table:formula="of:=[.D12]-[.F12]" office:value-type="float" office:value="5.16670823625628E-016" calcext:value-type="float">
            <text:p>5.16670823625628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5.16670823625628E-016" calcext:value-type="float">
            <text:p>-5.16670823625628E-016</text:p>
          </table:table-cell>
          <table:table-cell/>
          <table:table-cell table:style-name="ce4" table:formula="of:=[.F24]" office:value-type="float" office:value="3.6217154623848E-017" calcext:value-type="float">
            <text:p>3.6217154623848E-017</text:p>
          </table:table-cell>
          <table:table-cell/>
          <table:table-cell table:formula="of:=[.M12]/[.O12]" office:value-type="float" office:value="-14.2659142881814" calcext:value-type="float">
            <text:p>-14.2659142882</text:p>
          </table:table-cell>
          <table:table-cell table:formula="of:=[.M12]-[.O12]" office:value-type="float" office:value="-5.52887978249476E-016" calcext:value-type="float">
            <text:p>-5.53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4'.F13]" office:value-type="float" office:value="-2.72674597053338E-017" calcext:value-type="float">
            <text:p>-2.72674597053338E-017</text:p>
          </table:table-cell>
          <table:table-cell/>
          <table:table-cell table:formula="of:=[.D13]/[.F13]" office:value-type="float" office:value="-0" calcext:value-type="float">
            <text:p>0</text:p>
          </table:table-cell>
          <table:table-cell table:formula="of:=[.D13]-[.F13]" office:value-type="float" office:value="2.72674597053338E-017" calcext:value-type="float">
            <text:p>2.72674597053338E-01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2.72674597053338E-017" calcext:value-type="float">
            <text:p>-2.72674597053338E-017</text:p>
          </table:table-cell>
          <table:table-cell/>
          <table:table-cell table:style-name="ce4" table:formula="of:=[.F25]" office:value-type="float" office:value="-9.8356987146731E-032" calcext:value-type="float">
            <text:p>-9.8356987146731E-032</text:p>
          </table:table-cell>
          <table:table-cell/>
          <table:table-cell table:formula="of:=[.M13]/[.O13]" office:value-type="float" office:value="277229513594755" calcext:value-type="float">
            <text:p>277229513594755</text:p>
          </table:table-cell>
          <table:table-cell table:formula="of:=[.M13]-[.O13]" office:value-type="float" office:value="-2.72674597053337E-017" calcext:value-type="float">
            <text:p>-2.73E-01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2.63020176010633" calcext:value-type="float">
            <text:p>2.6302017601</text:p>
          </table:table-cell>
          <table:table-cell/>
          <table:table-cell table:style-name="ce4" table:formula="of:=['After 77 sec tol. 1e-14'.F14]" office:value-type="float" office:value="2.63020176010709" calcext:value-type="float">
            <text:p>2.6302017601</text:p>
          </table:table-cell>
          <table:table-cell/>
          <table:table-cell table:formula="of:=[.D14]/[.F14]" office:value-type="float" office:value="0.999999999999711" calcext:value-type="float">
            <text:p>1</text:p>
          </table:table-cell>
          <table:table-cell table:formula="of:=[.D14]-[.F14]" office:value-type="float" office:value="-0.000000000000759836638053457" calcext:value-type="float">
            <text:p>-7.59836638053457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63020176010709" calcext:value-type="float">
            <text:p>2.6302017601</text:p>
          </table:table-cell>
          <table:table-cell/>
          <table:table-cell table:style-name="ce4" table:formula="of:=[.F26]" office:value-type="float" office:value="2.63020180415286" calcext:value-type="float">
            <text:p>2.6302018042</text:p>
          </table:table-cell>
          <table:table-cell/>
          <table:table-cell table:formula="of:=[.M14]/[.O14]" office:value-type="float" office:value="0.999999983253844" calcext:value-type="float">
            <text:p>0.9999999833</text:p>
          </table:table-cell>
          <table:table-cell table:formula="of:=[.M14]-[.O14]" office:value-type="float" office:value="-0.0000000440457701422758" calcext:value-type="float">
            <text:p>-4.40E-008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4'.F15]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1.00000000000002" calcext:value-type="float">
            <text:p>1</text:p>
          </table:table-cell>
          <table:table-cell table:formula="of:=[.D15]-[.F15]" office:value-type="float" office:value="0.00000000000200373051484348" calcext:value-type="float">
            <text:p>2.00373051484348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.99999999999998" calcext:value-type="float">
            <text:p>1</text:p>
          </table:table-cell>
          <table:table-cell table:formula="of:=[.M15]-[.O15]" office:value-type="float" office:value="-0.00000000000200373051484348" calcext:value-type="float">
            <text:p>-2.00E-01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1.72581476094726E-015" calcext:value-type="float">
            <text:p>1.72581476094726E-015</text:p>
          </table:table-cell>
          <table:table-cell/>
          <table:table-cell table:formula="of:=[.D21]/[.F21]" office:value-type="float" office:value="0" calcext:value-type="float">
            <text:p>0</text:p>
          </table:table-cell>
          <table:table-cell table:formula="of:=[.D21]-[.F21]" office:value-type="float" office:value="-1.72581476094726E-015" calcext:value-type="float">
            <text:p>-1.72581476094726E-01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00000141596513800821" calcext:value-type="float">
            <text:p>-1.41596513800821E-014</text:p>
          </table:table-cell>
          <table:table-cell/>
          <table:table-cell table:style-name="ce4" table:formula="of:=[.F33]" office:value-type="float" office:value="5.2679924776974E-019" calcext:value-type="float">
            <text:p>5.2679924776974E-019</text:p>
          </table:table-cell>
          <table:table-cell/>
          <table:table-cell table:formula="of:=[.M21]/[.O21]" office:value-type="float" office:value="-26878.6476822594" calcext:value-type="float">
            <text:p>-26878.6476822594</text:p>
          </table:table-cell>
          <table:table-cell table:formula="of:=[.M21]-[.O21]" office:value-type="float" office:value="-0.0000000000000141601781793299" calcext:value-type="float">
            <text:p>-1.42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-4.70724162624689E-030" calcext:value-type="float">
            <text:p>-4.70724162624689E-030</text:p>
          </table:table-cell>
          <table:table-cell/>
          <table:table-cell table:formula="of:=[.D22]/[.F22]" office:value-type="float" office:value="-0" calcext:value-type="float">
            <text:p>0</text:p>
          </table:table-cell>
          <table:table-cell table:formula="of:=[.D22]-[.F22]" office:value-type="float" office:value="4.70724162624689E-030" calcext:value-type="float">
            <text:p>4.70724162624689E-03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5.67738934655504E-015" calcext:value-type="float">
            <text:p>5.67738934655504E-015</text:p>
          </table:table-cell>
          <table:table-cell/>
          <table:table-cell table:style-name="ce4" table:formula="of:=[.F34]" office:value-type="float" office:value="-2.97062761085842E-026" calcext:value-type="float">
            <text:p>-2.97062761085842E-026</text:p>
          </table:table-cell>
          <table:table-cell/>
          <table:table-cell table:formula="of:=[.M22]/[.O22]" office:value-type="float" office:value="-191117504119.422" calcext:value-type="float">
            <text:p>-191117504119.422</text:p>
          </table:table-cell>
          <table:table-cell table:formula="of:=[.M22]-[.O22]" office:value-type="float" office:value="5.67738934658475E-015" calcext:value-type="float">
            <text:p>5.68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83.03808524902" calcext:value-type="float">
            <text:p>3483.038085249</text:p>
          </table:table-cell>
          <table:table-cell/>
          <table:table-cell table:style-name="ce3" office:value-type="float" office:value="3483.03808256135" calcext:value-type="float">
            <text:p>3483.0380825614</text:p>
          </table:table-cell>
          <table:table-cell/>
          <table:table-cell table:formula="of:=[.D23]/[.F23]" office:value-type="float" office:value="1.00000000077165" calcext:value-type="float">
            <text:p>1.0000000008</text:p>
          </table:table-cell>
          <table:table-cell table:formula="of:=[.D23]-[.F23]" office:value-type="float" office:value="0.00000268766962108202" calcext:value-type="float">
            <text:p>2.68766962108202E-0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83.03808524897" calcext:value-type="float">
            <text:p>3483.038085249</text:p>
          </table:table-cell>
          <table:table-cell/>
          <table:table-cell table:style-name="ce4" table:formula="of:=[.F35]" office:value-type="float" office:value="3483.03808524903" calcext:value-type="float">
            <text:p>3483.038085249</text:p>
          </table:table-cell>
          <table:table-cell/>
          <table:table-cell table:formula="of:=[.M23]/[.O23]" office:value-type="float" office:value="0.999999999999983" calcext:value-type="float">
            <text:p>1</text:p>
          </table:table-cell>
          <table:table-cell table:formula="of:=[.M23]-[.O23]" office:value-type="float" office:value="-0.0000000000595719029661268" calcext:value-type="float">
            <text:p>-5.96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3.6217154623848E-017" calcext:value-type="float">
            <text:p>3.6217154623848E-017</text:p>
          </table:table-cell>
          <table:table-cell/>
          <table:table-cell table:formula="of:=[.D24]/[.F24]" office:value-type="float" office:value="0" calcext:value-type="float">
            <text:p>0</text:p>
          </table:table-cell>
          <table:table-cell table:formula="of:=[.D24]-[.F24]" office:value-type="float" office:value="-3.6217154623848E-017" calcext:value-type="float">
            <text:p>-3.6217154623848E-01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5.16670823625628E-016" calcext:value-type="float">
            <text:p>-5.16670823625628E-016</text:p>
          </table:table-cell>
          <table:table-cell/>
          <table:table-cell table:style-name="ce4" table:formula="of:=[.F36]" office:value-type="float" office:value="-4.4545611261249E-018" calcext:value-type="float">
            <text:p>-4.4545611261249E-018</text:p>
          </table:table-cell>
          <table:table-cell/>
          <table:table-cell table:formula="of:=[.M24]/[.O24]" office:value-type="float" office:value="115.986919697988" calcext:value-type="float">
            <text:p>115.986919698</text:p>
          </table:table-cell>
          <table:table-cell table:formula="of:=[.M24]-[.O24]" office:value-type="float" office:value="-5.12216262499503E-016" calcext:value-type="float">
            <text:p>-5.12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-9.8356987146731E-032" calcext:value-type="float">
            <text:p>-9.8356987146731E-032</text:p>
          </table:table-cell>
          <table:table-cell/>
          <table:table-cell table:formula="of:=[.D25]/[.F25]" office:value-type="float" office:value="-0" calcext:value-type="float">
            <text:p>0</text:p>
          </table:table-cell>
          <table:table-cell table:formula="of:=[.D25]-[.F25]" office:value-type="float" office:value="9.8356987146731E-032" calcext:value-type="float">
            <text:p>9.8356987146731E-03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2.72674597053338E-017" calcext:value-type="float">
            <text:p>-2.72674597053338E-017</text:p>
          </table:table-cell>
          <table:table-cell/>
          <table:table-cell table:style-name="ce4" table:formula="of:=[.F37]" office:value-type="float" office:value="2.55713359245209E-025" calcext:value-type="float">
            <text:p>2.55713359245209E-025</text:p>
          </table:table-cell>
          <table:table-cell/>
          <table:table-cell table:formula="of:=[.M25]/[.O25]" office:value-type="float" office:value="-106632910.325137" calcext:value-type="float">
            <text:p>-106632910.325137</text:p>
          </table:table-cell>
          <table:table-cell table:formula="of:=[.M25]-[.O25]" office:value-type="float" office:value="-2.72674599610472E-017" calcext:value-type="float">
            <text:p>-2.73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2.63020180415286" calcext:value-type="float">
            <text:p>2.6302018042</text:p>
          </table:table-cell>
          <table:table-cell/>
          <table:table-cell table:formula="of:=[.D26]/[.F26]" office:value-type="float" office:value="0.999999983253555" calcext:value-type="float">
            <text:p>0.9999999833</text:p>
          </table:table-cell>
          <table:table-cell table:formula="of:=[.D26]-[.F26]" office:value-type="float" office:value="-0.0000000440465299789139" calcext:value-type="float">
            <text:p>-0.00000004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63020176010709" calcext:value-type="float">
            <text:p>2.6302017601</text:p>
          </table:table-cell>
          <table:table-cell/>
          <table:table-cell table:style-name="ce4" table:formula="of:=[.F38]" office:value-type="float" office:value="2.63020176010613" calcext:value-type="float">
            <text:p>2.6302017601</text:p>
          </table:table-cell>
          <table:table-cell/>
          <table:table-cell table:formula="of:=[.M26]/[.O26]" office:value-type="float" office:value="1.00000000000036" calcext:value-type="float">
            <text:p>1</text:p>
          </table:table-cell>
          <table:table-cell table:formula="of:=[.M26]-[.O26]" office:value-type="float" office:value="0.000000000000959676782485985" calcext:value-type="float">
            <text:p>9.60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.99999999999998" calcext:value-type="float">
            <text:p>1</text:p>
          </table:table-cell>
          <table:table-cell table:formula="of:=[.M27]-[.O27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5.2679924776974E-019" calcext:value-type="float">
            <text:p>5.2679924776974E-019</text:p>
          </table:table-cell>
          <table:table-cell/>
          <table:table-cell table:formula="of:=[.D33]/[.F33]" office:value-type="float" office:value="0" calcext:value-type="float">
            <text:p>0</text:p>
          </table:table-cell>
          <table:table-cell table:formula="of:=[.D33]-[.F33]" office:value-type="float" office:value="-5.2679924776974E-019" calcext:value-type="float">
            <text:p>-5.2679924776974E-01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5.2679924776974E-019" calcext:value-type="float">
            <text:p>5.2679924776974E-019</text:p>
          </table:table-cell>
          <table:table-cell/>
          <table:table-cell table:style-name="ce4" table:formula="of:=[.F21]" office:value-type="float" office:value="1.72581476094726E-015" calcext:value-type="float">
            <text:p>1.72581476094726E-015</text:p>
          </table:table-cell>
          <table:table-cell/>
          <table:table-cell table:formula="of:=[.M33]/[.O33]" office:value-type="float" office:value="0.000305246692571219" calcext:value-type="float">
            <text:p>0.0003052467</text:p>
          </table:table-cell>
          <table:table-cell table:formula="of:=[.M33]-[.O33]" office:value-type="float" office:value="-1.72528796169949E-015" calcext:value-type="float">
            <text:p>-1.73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-2.97062761085842E-026" calcext:value-type="float">
            <text:p>-2.97062761085842E-026</text:p>
          </table:table-cell>
          <table:table-cell/>
          <table:table-cell table:formula="of:=[.D34]/[.F34]" office:value-type="float" office:value="-0" calcext:value-type="float">
            <text:p>0</text:p>
          </table:table-cell>
          <table:table-cell table:formula="of:=[.D34]-[.F34]" office:value-type="float" office:value="2.97062761085842E-026" calcext:value-type="float">
            <text:p>2.97062761085842E-02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-2.97062761085842E-026" calcext:value-type="float">
            <text:p>-2.97062761085842E-026</text:p>
          </table:table-cell>
          <table:table-cell/>
          <table:table-cell table:style-name="ce4" table:formula="of:=[.F22]" office:value-type="float" office:value="-4.70724162624689E-030" calcext:value-type="float">
            <text:p>-4.70724162624689E-030</text:p>
          </table:table-cell>
          <table:table-cell/>
          <table:table-cell table:formula="of:=[.M34]/[.O34]" office:value-type="float" office:value="6310.76083771574" calcext:value-type="float">
            <text:p>6310.7608377157</text:p>
          </table:table-cell>
          <table:table-cell table:formula="of:=[.M34]-[.O34]" office:value-type="float" office:value="-2.9701568866958E-026" calcext:value-type="float">
            <text:p>-2.97E-0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83.03808524902" calcext:value-type="float">
            <text:p>3483.038085249</text:p>
          </table:table-cell>
          <table:table-cell/>
          <table:table-cell table:style-name="ce3" office:value-type="float" office:value="3483.03808524903" calcext:value-type="float">
            <text:p>3483.038085249</text:p>
          </table:table-cell>
          <table:table-cell/>
          <table:table-cell table:formula="of:=[.D35]/[.F35]" office:value-type="float" office:value="0.999999999999997" calcext:value-type="float">
            <text:p>1</text:p>
          </table:table-cell>
          <table:table-cell table:formula="of:=[.D35]-[.F35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3483.03808524903" calcext:value-type="float">
            <text:p>3483.038085249</text:p>
          </table:table-cell>
          <table:table-cell/>
          <table:table-cell table:style-name="ce4" table:formula="of:=[.F23]" office:value-type="float" office:value="3483.03808256135" calcext:value-type="float">
            <text:p>3483.0380825614</text:p>
          </table:table-cell>
          <table:table-cell/>
          <table:table-cell table:formula="of:=[.M35]/[.O35]" office:value-type="float" office:value="1.00000000077165" calcext:value-type="float">
            <text:p>1.0000000008</text:p>
          </table:table-cell>
          <table:table-cell table:formula="of:=[.M35]-[.O35]" office:value-type="float" office:value="0.00000268767962552374" calcext:value-type="float">
            <text:p>2.69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-4.4545611261249E-018" calcext:value-type="float">
            <text:p>-4.4545611261249E-018</text:p>
          </table:table-cell>
          <table:table-cell/>
          <table:table-cell table:formula="of:=[.D36]/[.F36]" office:value-type="float" office:value="-0" calcext:value-type="float">
            <text:p>0</text:p>
          </table:table-cell>
          <table:table-cell table:formula="of:=[.D36]-[.F36]" office:value-type="float" office:value="4.4545611261249E-018" calcext:value-type="float">
            <text:p>4.4545611261249E-01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-4.4545611261249E-018" calcext:value-type="float">
            <text:p>-4.4545611261249E-018</text:p>
          </table:table-cell>
          <table:table-cell/>
          <table:table-cell table:style-name="ce4" table:formula="of:=[.F24]" office:value-type="float" office:value="3.6217154623848E-017" calcext:value-type="float">
            <text:p>3.6217154623848E-017</text:p>
          </table:table-cell>
          <table:table-cell/>
          <table:table-cell table:formula="of:=[.M36]/[.O36]" office:value-type="float" office:value="-0.12299588889271" calcext:value-type="float">
            <text:p>-0.1229958889</text:p>
          </table:table-cell>
          <table:table-cell table:formula="of:=[.M36]-[.O36]" office:value-type="float" office:value="-4.06717157499729E-017" calcext:value-type="float">
            <text:p>-4.07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2.55713359245209E-025" calcext:value-type="float">
            <text:p>2.55713359245209E-025</text:p>
          </table:table-cell>
          <table:table-cell/>
          <table:table-cell table:formula="of:=[.D37]/[.F37]" office:value-type="float" office:value="0" calcext:value-type="float">
            <text:p>0</text:p>
          </table:table-cell>
          <table:table-cell table:formula="of:=[.D37]-[.F37]" office:value-type="float" office:value="-2.55713359245209E-025" calcext:value-type="float">
            <text:p>-2.55713359245209E-02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55713359245209E-025" calcext:value-type="float">
            <text:p>2.55713359245209E-025</text:p>
          </table:table-cell>
          <table:table-cell/>
          <table:table-cell table:style-name="ce4" table:formula="of:=[.F25]" office:value-type="float" office:value="-9.8356987146731E-032" calcext:value-type="float">
            <text:p>-9.8356987146731E-032</text:p>
          </table:table-cell>
          <table:table-cell/>
          <table:table-cell table:formula="of:=[.M37]/[.O37]" office:value-type="float" office:value="-2599849.4531327" calcext:value-type="float">
            <text:p>-2599849.4531327</text:p>
          </table:table-cell>
          <table:table-cell table:formula="of:=[.M37]-[.O37]" office:value-type="float" office:value="2.55713457602196E-025" calcext:value-type="float">
            <text:p>2.56E-0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2.63020176010613" calcext:value-type="float">
            <text:p>2.6302017601</text:p>
          </table:table-cell>
          <table:table-cell/>
          <table:table-cell table:formula="of:=[.D38]/[.F38]" office:value-type="float" office:value="1.00000000000008" calcext:value-type="float">
            <text:p>1</text:p>
          </table:table-cell>
          <table:table-cell table:formula="of:=[.D38]-[.F38]" office:value-type="float" office:value="0.000000000000199840144432528" calcext:value-type="float">
            <text:p>1.99840144432528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2.63020176010613" calcext:value-type="float">
            <text:p>2.6302017601</text:p>
          </table:table-cell>
          <table:table-cell/>
          <table:table-cell table:style-name="ce4" table:formula="of:=[.F26]" office:value-type="float" office:value="2.63020180415286" calcext:value-type="float">
            <text:p>2.6302018042</text:p>
          </table:table-cell>
          <table:table-cell/>
          <table:table-cell table:formula="of:=[.M38]/[.O38]" office:value-type="float" office:value="0.999999983253479" calcext:value-type="float">
            <text:p>0.9999999833</text:p>
          </table:table-cell>
          <table:table-cell table:formula="of:=[.M38]-[.O38]" office:value-type="float" office:value="-0.0000000440467298190583" calcext:value-type="float">
            <text:p>-4.40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-2.66133223280204E-015" calcext:value-type="float">
            <text:p>-2.66133223280204E-015</text:p>
          </table:table-cell>
          <table:table-cell/>
          <table:table-cell table:formula="of:=[.D45]/[.F45]" office:value-type="float" office:value="-0" calcext:value-type="float">
            <text:p>0</text:p>
          </table:table-cell>
          <table:table-cell table:formula="of:=[.D45]-[.F45]" office:value-type="float" office:value="2.66133223280204E-015" calcext:value-type="float">
            <text:p>2.66133223280204E-01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00000141596513800821" calcext:value-type="float">
            <text:p>-1.41596513800821E-014</text:p>
          </table:table-cell>
          <table:table-cell/>
          <table:table-cell table:style-name="ce4" table:formula="of:=[.F45]" office:value-type="float" office:value="-2.66133223280204E-015" calcext:value-type="float">
            <text:p>-2.66133223280204E-015</text:p>
          </table:table-cell>
          <table:table-cell/>
          <table:table-cell table:formula="of:=[.M45]/[.O45]" office:value-type="float" office:value="5.32051248827878" calcext:value-type="float">
            <text:p>5.3205124883</text:p>
          </table:table-cell>
          <table:table-cell table:formula="of:=[.M45]-[.O45]" office:value-type="float" office:value="-0.0000000000000114983191472801" calcext:value-type="float">
            <text:p>-1.15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2.96869407635928E-015" calcext:value-type="float">
            <text:p>2.96869407635928E-015</text:p>
          </table:table-cell>
          <table:table-cell/>
          <table:table-cell table:formula="of:=[.D46]/[.F46]" office:value-type="float" office:value="0" calcext:value-type="float">
            <text:p>0</text:p>
          </table:table-cell>
          <table:table-cell table:formula="of:=[.D46]-[.F46]" office:value-type="float" office:value="-2.96869407635928E-015" calcext:value-type="float">
            <text:p>-2.96869407635928E-01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5.67738934655504E-015" calcext:value-type="float">
            <text:p>5.67738934655504E-015</text:p>
          </table:table-cell>
          <table:table-cell/>
          <table:table-cell table:style-name="ce4" table:formula="of:=[.F46]" office:value-type="float" office:value="2.96869407635928E-015" calcext:value-type="float">
            <text:p>2.96869407635928E-015</text:p>
          </table:table-cell>
          <table:table-cell/>
          <table:table-cell table:formula="of:=[.M46]/[.O46]" office:value-type="float" office:value="1.91241980497958" calcext:value-type="float">
            <text:p>1.912419805</text:p>
          </table:table-cell>
          <table:table-cell table:formula="of:=[.M46]-[.O46]" office:value-type="float" office:value="2.70869527019576E-015" calcext:value-type="float">
            <text:p>2.71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83.03808524902" calcext:value-type="float">
            <text:p>3483.038085249</text:p>
          </table:table-cell>
          <table:table-cell/>
          <table:table-cell table:style-name="ce3" office:value-type="float" office:value="3483.03808524902" calcext:value-type="float">
            <text:p>3483.038085249</text:p>
          </table:table-cell>
          <table:table-cell/>
          <table:table-cell table:formula="of:=[.D47]/[.F47]" office:value-type="float" office:value="1" calcext:value-type="float">
            <text:p>1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83.03808524897" calcext:value-type="float">
            <text:p>3483.038085249</text:p>
          </table:table-cell>
          <table:table-cell/>
          <table:table-cell table:style-name="ce4" table:formula="of:=[.F47]" office:value-type="float" office:value="3483.03808524902" calcext:value-type="float">
            <text:p>3483.038085249</text:p>
          </table:table-cell>
          <table:table-cell/>
          <table:table-cell table:formula="of:=[.M47]/[.O47]" office:value-type="float" office:value="0.999999999999986" calcext:value-type="float">
            <text:p>1</text:p>
          </table:table-cell>
          <table:table-cell table:formula="of:=[.M47]-[.O47]" office:value-type="float" office:value="-0.0000000000495674612466246" calcext:value-type="float">
            <text:p>-4.96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-2.54988254331954E-016" calcext:value-type="float">
            <text:p>-2.54988254331954E-016</text:p>
          </table:table-cell>
          <table:table-cell/>
          <table:table-cell table:formula="of:=[.D48]/[.F48]" office:value-type="float" office:value="-0" calcext:value-type="float">
            <text:p>0</text:p>
          </table:table-cell>
          <table:table-cell table:formula="of:=[.D48]-[.F48]" office:value-type="float" office:value="2.54988254331954E-016" calcext:value-type="float">
            <text:p>2.54988254331954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5.16670823625628E-016" calcext:value-type="float">
            <text:p>-5.16670823625628E-016</text:p>
          </table:table-cell>
          <table:table-cell/>
          <table:table-cell table:style-name="ce4" table:formula="of:=[.F48]" office:value-type="float" office:value="-2.54988254331954E-016" calcext:value-type="float">
            <text:p>-2.54988254331954E-016</text:p>
          </table:table-cell>
          <table:table-cell/>
          <table:table-cell table:formula="of:=[.M48]/[.O48]" office:value-type="float" office:value="2.0262534248068" calcext:value-type="float">
            <text:p>2.0262534248</text:p>
          </table:table-cell>
          <table:table-cell table:formula="of:=[.M48]-[.O48]" office:value-type="float" office:value="-2.61682569293674E-016" calcext:value-type="float">
            <text:p>-2.62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1.16421585850833E-016" calcext:value-type="float">
            <text:p>1.16421585850833E-016</text:p>
          </table:table-cell>
          <table:table-cell/>
          <table:table-cell table:formula="of:=[.D49]/[.F49]" office:value-type="float" office:value="0" calcext:value-type="float">
            <text:p>0</text:p>
          </table:table-cell>
          <table:table-cell table:formula="of:=[.D49]-[.F49]" office:value-type="float" office:value="-1.16421585850833E-016" calcext:value-type="float">
            <text:p>-1.16421585850833E-01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2.72674597053338E-017" calcext:value-type="float">
            <text:p>-2.72674597053338E-017</text:p>
          </table:table-cell>
          <table:table-cell/>
          <table:table-cell table:style-name="ce4" table:formula="of:=[.F49]" office:value-type="float" office:value="1.16421585850833E-016" calcext:value-type="float">
            <text:p>1.16421585850833E-016</text:p>
          </table:table-cell>
          <table:table-cell/>
          <table:table-cell table:formula="of:=[.M49]/[.O49]" office:value-type="float" office:value="-0.234213092924801" calcext:value-type="float">
            <text:p>-0.2342130929</text:p>
          </table:table-cell>
          <table:table-cell table:formula="of:=[.M49]-[.O49]" office:value-type="float" office:value="-1.43689045556167E-016" calcext:value-type="float">
            <text:p>-1.44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2.63020176010633" calcext:value-type="float">
            <text:p>2.6302017601</text:p>
          </table:table-cell>
          <table:table-cell/>
          <table:table-cell table:formula="of:=[.D50]/[.F50]" office:value-type="float" office:value="1" calcext:value-type="float">
            <text:p>1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63020176010709" calcext:value-type="float">
            <text:p>2.6302017601</text:p>
          </table:table-cell>
          <table:table-cell/>
          <table:table-cell table:style-name="ce4" table:formula="of:=[.F50]" office:value-type="float" office:value="2.63020176010633" calcext:value-type="float">
            <text:p>2.6302017601</text:p>
          </table:table-cell>
          <table:table-cell/>
          <table:table-cell table:formula="of:=[.M50]/[.O50]" office:value-type="float" office:value="1.00000000000029" calcext:value-type="float">
            <text:p>1</text:p>
          </table:table-cell>
          <table:table-cell table:formula="of:=[.M50]-[.O50]" office:value-type="float" office:value="0.000000000000759836638053457" calcext:value-type="float">
            <text:p>7.60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.99999999999998" calcext:value-type="float">
            <text:p>1</text:p>
          </table:table-cell>
          <table:table-cell table:formula="of:=[.M51]-[.O51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-2.66133223280204E-015" calcext:value-type="float">
            <text:p>-2.66133223280204E-015</text:p>
          </table:table-cell>
          <table:table-cell/>
          <table:table-cell table:style-name="ce4" table:formula="of:=[.F33]" office:value-type="float" office:value="5.2679924776974E-019" calcext:value-type="float">
            <text:p>5.2679924776974E-019</text:p>
          </table:table-cell>
          <table:table-cell/>
          <table:table-cell table:formula="of:=[.M57]/[.O57]" office:value-type="float" office:value="-5051.89072321016" calcext:value-type="float">
            <text:p>-5051.8907232102</text:p>
          </table:table-cell>
          <table:table-cell table:formula="of:=[.M57]-[.O57]" office:value-type="float" office:value="-2.66185903204981E-015" calcext:value-type="float">
            <text:p>-2.66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2.96869407635928E-015" calcext:value-type="float">
            <text:p>2.96869407635928E-015</text:p>
          </table:table-cell>
          <table:table-cell/>
          <table:table-cell table:style-name="ce4" table:formula="of:=[.F34]" office:value-type="float" office:value="-2.97062761085842E-026" calcext:value-type="float">
            <text:p>-2.97062761085842E-026</text:p>
          </table:table-cell>
          <table:table-cell/>
          <table:table-cell table:formula="of:=[.M58]/[.O58]" office:value-type="float" office:value="-99934911582.587" calcext:value-type="float">
            <text:p>-99934911582.587</text:p>
          </table:table-cell>
          <table:table-cell table:formula="of:=[.M58]-[.O58]" office:value-type="float" office:value="2.96869407638899E-015" calcext:value-type="float">
            <text:p>2.97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483.03808524902" calcext:value-type="float">
            <text:p>3483.038085249</text:p>
          </table:table-cell>
          <table:table-cell/>
          <table:table-cell table:style-name="ce4" table:formula="of:=[.F35]" office:value-type="float" office:value="3483.03808524903" calcext:value-type="float">
            <text:p>3483.038085249</text:p>
          </table:table-cell>
          <table:table-cell/>
          <table:table-cell table:formula="of:=[.M59]/[.O59]" office:value-type="float" office:value="0.999999999999997" calcext:value-type="float">
            <text:p>1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2.54988254331954E-016" calcext:value-type="float">
            <text:p>-2.54988254331954E-016</text:p>
          </table:table-cell>
          <table:table-cell/>
          <table:table-cell table:style-name="ce4" table:formula="of:=[.F36]" office:value-type="float" office:value="-4.4545611261249E-018" calcext:value-type="float">
            <text:p>-4.4545611261249E-018</text:p>
          </table:table-cell>
          <table:table-cell/>
          <table:table-cell table:formula="of:=[.M60]/[.O60]" office:value-type="float" office:value="57.2420597927169" calcext:value-type="float">
            <text:p>57.2420597927</text:p>
          </table:table-cell>
          <table:table-cell table:formula="of:=[.M60]-[.O60]" office:value-type="float" office:value="-2.50533693205829E-016" calcext:value-type="float">
            <text:p>-2.51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16421585850833E-016" calcext:value-type="float">
            <text:p>1.16421585850833E-016</text:p>
          </table:table-cell>
          <table:table-cell/>
          <table:table-cell table:style-name="ce4" table:formula="of:=[.F37]" office:value-type="float" office:value="2.55713359245209E-025" calcext:value-type="float">
            <text:p>2.55713359245209E-025</text:p>
          </table:table-cell>
          <table:table-cell/>
          <table:table-cell table:formula="of:=[.M61]/[.O61]" office:value-type="float" office:value="455281594.182156" calcext:value-type="float">
            <text:p>455281594.182156</text:p>
          </table:table-cell>
          <table:table-cell table:formula="of:=[.M61]-[.O61]" office:value-type="float" office:value="1.1642158559512E-016" calcext:value-type="float">
            <text:p>1.16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2.63020176010633" calcext:value-type="float">
            <text:p>2.6302017601</text:p>
          </table:table-cell>
          <table:table-cell/>
          <table:table-cell table:style-name="ce4" table:formula="of:=[.F38]" office:value-type="float" office:value="2.63020176010613" calcext:value-type="float">
            <text:p>2.6302017601</text:p>
          </table:table-cell>
          <table:table-cell/>
          <table:table-cell table:formula="of:=[.M62]/[.O62]" office:value-type="float" office:value="1.00000000000008" calcext:value-type="float">
            <text:p>1</text:p>
          </table:table-cell>
          <table:table-cell table:formula="of:=[.M62]-[.O62]" office:value-type="float" office:value="0.000000000000199840144432528" calcext:value-type="float">
            <text:p>2.00E-01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-2.66133223280204E-015" calcext:value-type="float">
            <text:p>-2.66133223280204E-015</text:p>
          </table:table-cell>
          <table:table-cell/>
          <table:table-cell table:style-name="ce4" table:formula="of:=[.F21]" office:value-type="float" office:value="1.72581476094726E-015" calcext:value-type="float">
            <text:p>1.72581476094726E-015</text:p>
          </table:table-cell>
          <table:table-cell/>
          <table:table-cell table:formula="of:=[.M69]/[.O69]" office:value-type="float" office:value="-1.54207293449112" calcext:value-type="float">
            <text:p>-1.5420729345</text:p>
          </table:table-cell>
          <table:table-cell table:formula="of:=[.M69]-[.O69]" office:value-type="float" office:value="-4.3871469937493E-015" calcext:value-type="float">
            <text:p>-4.39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2.96869407635928E-015" calcext:value-type="float">
            <text:p>2.96869407635928E-015</text:p>
          </table:table-cell>
          <table:table-cell/>
          <table:table-cell table:style-name="ce4" table:formula="of:=[.F22]" office:value-type="float" office:value="-4.70724162624689E-030" calcext:value-type="float">
            <text:p>-4.70724162624689E-030</text:p>
          </table:table-cell>
          <table:table-cell/>
          <table:table-cell table:formula="of:=[.M70]/[.O70]" office:value-type="float" office:value="-630665326335975" calcext:value-type="float">
            <text:p>-630665326335975</text:p>
          </table:table-cell>
          <table:table-cell table:formula="of:=[.M70]-[.O70]" office:value-type="float" office:value="2.96869407635928E-015" calcext:value-type="float">
            <text:p>2.97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483.03808524902" calcext:value-type="float">
            <text:p>3483.038085249</text:p>
          </table:table-cell>
          <table:table-cell/>
          <table:table-cell table:style-name="ce4" table:formula="of:=[.F23]" office:value-type="float" office:value="3483.03808256135" calcext:value-type="float">
            <text:p>3483.0380825614</text:p>
          </table:table-cell>
          <table:table-cell/>
          <table:table-cell table:formula="of:=[.M71]/[.O71]" office:value-type="float" office:value="1.00000000077165" calcext:value-type="float">
            <text:p>1.0000000008</text:p>
          </table:table-cell>
          <table:table-cell table:formula="of:=[.M71]-[.O71]" office:value-type="float" office:value="0.00000268766962108202" calcext:value-type="float">
            <text:p>2.69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2.54988254331954E-016" calcext:value-type="float">
            <text:p>-2.54988254331954E-016</text:p>
          </table:table-cell>
          <table:table-cell/>
          <table:table-cell table:style-name="ce4" table:formula="of:=[.F24]" office:value-type="float" office:value="3.6217154623848E-017" calcext:value-type="float">
            <text:p>3.6217154623848E-017</text:p>
          </table:table-cell>
          <table:table-cell/>
          <table:table-cell table:formula="of:=[.M72]/[.O72]" office:value-type="float" office:value="-7.04053802625486" calcext:value-type="float">
            <text:p>-7.0405380263</text:p>
          </table:table-cell>
          <table:table-cell table:formula="of:=[.M72]-[.O72]" office:value-type="float" office:value="-2.91205408955802E-016" calcext:value-type="float">
            <text:p>-2.91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16421585850833E-016" calcext:value-type="float">
            <text:p>1.16421585850833E-016</text:p>
          </table:table-cell>
          <table:table-cell/>
          <table:table-cell table:style-name="ce4" table:formula="of:=[.F25]" office:value-type="float" office:value="-9.8356987146731E-032" calcext:value-type="float">
            <text:p>-9.8356987146731E-032</text:p>
          </table:table-cell>
          <table:table-cell/>
          <table:table-cell table:formula="of:=[.M73]/[.O73]" office:value-type="float" office:value="-1.18366360365586E+015" calcext:value-type="float">
            <text:p>-1183663603655860</text:p>
          </table:table-cell>
          <table:table-cell table:formula="of:=[.M73]-[.O73]" office:value-type="float" office:value="1.16421585850833E-016" calcext:value-type="float">
            <text:p>1.16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2.63020176010633" calcext:value-type="float">
            <text:p>2.6302017601</text:p>
          </table:table-cell>
          <table:table-cell/>
          <table:table-cell table:style-name="ce4" table:formula="of:=[.F26]" office:value-type="float" office:value="2.63020180415286" calcext:value-type="float">
            <text:p>2.6302018042</text:p>
          </table:table-cell>
          <table:table-cell/>
          <table:table-cell table:formula="of:=[.M74]/[.O74]" office:value-type="float" office:value="0.999999983253555" calcext:value-type="float">
            <text:p>0.9999999833</text:p>
          </table:table-cell>
          <table:table-cell table:formula="of:=[.M74]-[.O74]" office:value-type="float" office:value="-0.0000000440465299789139" calcext:value-type="float">
            <text:p>-4.40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/00/0000</text:date>, <text:time style:data-style-name="N2" text:time-value="10:26:54.717579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6-02T15:59:51.336611962</dc:date>
    <dc:creator>Stacha Petrovic</dc:creator>
    <meta:editing-duration>P7DT14H45M42S</meta:editing-duration>
    <meta:editing-cycles>170</meta:editing-cycles>
    <meta:document-statistic meta:table-count="4" meta:cell-count="1604" meta:object-count="0"/>
    <meta:user-defined meta:name="qrichtext">1</meta:user-defined>
  </office:meta>
</office:document-meta>
</file>